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style:rel-width="100%" fo:margin-left="-0.199cm" fo:margin-top="0cm" fo:margin-bottom="0cm" table:align="left" style:writing-mode="lr-tb"/>
    </style:style>
    <style:style style:name="Tabla2.A" style:family="table-column">
      <style:table-column-properties style:column-width="1.027cm" style:rel-column-width="3827*"/>
    </style:style>
    <style:style style:name="Tabla2.B" style:family="table-column">
      <style:table-column-properties style:column-width="2.6cm" style:rel-column-width="9686*"/>
    </style:style>
    <style:style style:name="Tabla2.C" style:family="table-column">
      <style:table-column-properties style:column-width="6.824cm" style:rel-column-width="25428*"/>
    </style:style>
    <style:style style:name="Tabla2.D" style:family="table-column">
      <style:table-column-properties style:column-width="7.138cm" style:rel-column-width="26594*"/>
    </style:style>
    <style:style style:name="Tabla2.1" style:family="table-row">
      <style:table-row-properties fo:keep-together="auto"/>
    </style:style>
    <style:style style:name="Tabla2.A1" style:family="table-cell">
      <style:table-cell-properties fo:background-color="#1f497d" fo:padding-left="0.199cm" fo:padding-right="0.191cm" fo:padding-top="0cm" fo:padding-bottom="0cm" fo:border="0.5pt solid #4f81bd">
        <style:background-image/>
      </style:table-cell-properties>
    </style:style>
    <style:style style:name="Tabla2.A2" style:family="table-cell">
      <style:table-cell-properties fo:background-color="#1f497d" fo:padding-left="0.199cm" fo:padding-right="0.191cm" fo:padding-top="0cm" fo:padding-bottom="0cm" fo:border-left="0.5pt solid #4f81bd" fo:border-right="1pt solid #4f81bd" fo:border-top="0.5pt solid #4f81bd" fo:border-bottom="0.5pt solid #4f81bd">
        <style:background-image/>
      </style:table-cell-properties>
    </style:style>
    <style:style style:name="Tabla2.B2" style:family="table-cell">
      <style:table-cell-properties style:vertical-align="middle" fo:padding-left="0.199cm" fo:padding-right="0.191cm" fo:padding-top="0cm" fo:padding-bottom="0cm" fo:border-left="1pt solid #4f81bd" fo:border-right="1pt solid #4f81bd" fo:border-top="0.5pt solid #4f81bd" fo:border-bottom="0.5pt solid #4f81bd"/>
    </style:style>
    <style:style style:name="Tabla2.C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D2" style:family="table-cell">
      <style:table-cell-properties style:vertical-align="middle" fo:padding-left="0.199cm" fo:padding-right="0.191cm" fo:padding-top="0cm" fo:padding-bottom="0cm" fo:border-left="1pt solid #4f81bd" fo:border-right="0.5pt solid #4f81bd" fo:border-top="0.5pt solid #4f81bd" fo:border-bottom="0.5pt solid #4f81bd"/>
    </style:style>
    <style:style style:name="Tabla2.B3" style:family="table-cell">
      <style:table-cell-properties style:vertical-align="middle" fo:padding-left="0.199cm" fo:padding-right="0.191cm" fo:padding-top="0cm" fo:padding-bottom="0cm" fo:border="0.5pt solid #4f81bd"/>
    </style:style>
    <style:style style:name="Tabla2.C3" style:family="table-cell">
      <style:table-cell-properties fo:padding-left="0.199cm" fo:padding-right="0.191cm" fo:padding-top="0cm" fo:padding-bottom="0cm" fo:border="0.5pt solid #4f81bd"/>
    </style:style>
    <style:style style:name="Tabla2.C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5" style:family="table-cell">
      <style:table-cell-properties fo:padding-left="0.199cm" fo:padding-right="0.191cm" fo:padding-top="0cm" fo:padding-bottom="0cm" fo:border="0.5pt solid #4f81bd"/>
    </style:style>
    <style:style style:name="Tabla2.C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7" style:family="table-cell">
      <style:table-cell-properties fo:padding-left="0.199cm" fo:padding-right="0.191cm" fo:padding-top="0cm" fo:padding-bottom="0cm" fo:border="0.5pt solid #4f81bd"/>
    </style:style>
    <style:style style:name="Tabla2.C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9" style:family="table-cell">
      <style:table-cell-properties fo:padding-left="0.199cm" fo:padding-right="0.191cm" fo:padding-top="0cm" fo:padding-bottom="0cm" fo:border="0.5pt solid #4f81bd"/>
    </style:style>
    <style:style style:name="Tabla2.C1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1" style:family="table-cell">
      <style:table-cell-properties fo:padding-left="0.199cm" fo:padding-right="0.191cm" fo:padding-top="0cm" fo:padding-bottom="0cm" fo:border="0.5pt solid #4f81bd"/>
    </style:style>
    <style:style style:name="Tabla2.C1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3" style:family="table-cell">
      <style:table-cell-properties fo:padding-left="0.199cm" fo:padding-right="0.191cm" fo:padding-top="0cm" fo:padding-bottom="0cm" fo:border="0.5pt solid #4f81bd"/>
    </style:style>
    <style:style style:name="Tabla2.C1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5" style:family="table-cell">
      <style:table-cell-properties fo:padding-left="0.199cm" fo:padding-right="0.191cm" fo:padding-top="0cm" fo:padding-bottom="0cm" fo:border="0.5pt solid #4f81bd"/>
    </style:style>
    <style:style style:name="Tabla2.C1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7" style:family="table-cell">
      <style:table-cell-properties fo:padding-left="0.199cm" fo:padding-right="0.191cm" fo:padding-top="0cm" fo:padding-bottom="0cm" fo:border="0.5pt solid #4f81bd"/>
    </style:style>
    <style:style style:name="Tabla2.C1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9" style:family="table-cell">
      <style:table-cell-properties fo:padding-left="0.199cm" fo:padding-right="0.191cm" fo:padding-top="0cm" fo:padding-bottom="0cm" fo:border="0.5pt solid #4f81bd"/>
    </style:style>
    <style:style style:name="Tabla2.C2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1" style:family="table-cell">
      <style:table-cell-properties fo:padding-left="0.199cm" fo:padding-right="0.191cm" fo:padding-top="0cm" fo:padding-bottom="0cm" fo:border="0.5pt solid #4f81bd"/>
    </style:style>
    <style:style style:name="Tabla2.C2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3" style:family="table-cell">
      <style:table-cell-properties fo:padding-left="0.199cm" fo:padding-right="0.191cm" fo:padding-top="0cm" fo:padding-bottom="0cm" fo:border="0.5pt solid #4f81bd"/>
    </style:style>
    <style:style style:name="Tabla2.B24" style:family="table-cell">
      <style:table-cell-properties style:vertical-align="middle" fo:padding-left="0.199cm" fo:padding-right="0.191cm" fo:padding-top="0cm" fo:padding-bottom="0cm" fo:border-left="1pt solid #4f81bd" fo:border-right="0.25pt solid #1f497d" fo:border-top="0.5pt solid #4f81bd" fo:border-bottom="0.5pt solid #4f81bd"/>
    </style:style>
    <style:style style:name="Tabla2.C24" style:family="table-cell">
      <style:table-cell-properties fo:padding-left="0.199cm" fo:padding-right="0.191cm" fo:padding-top="0cm" fo:padding-bottom="0cm" fo:border-left="0.25pt solid #1f497d" fo:border-right="1pt solid #4f81bd" fo:border-top="0.5pt solid #4f81bd" fo:border-bottom="0.5pt solid #4f81bd"/>
    </style:style>
    <style:style style:name="Tabla2.C25" style:family="table-cell">
      <style:table-cell-properties fo:padding-left="0.199cm" fo:padding-right="0.191cm" fo:padding-top="0cm" fo:padding-bottom="0cm" fo:border="0.5pt solid #4f81bd"/>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32f" officeooo:paragraph-rsid="0017d32f"/>
    </style:style>
    <style:style style:name="P2" style:family="paragraph" style:parent-style-name="Standard">
      <style:text-properties fo:color="#000000" fo:font-style="normal" fo:font-weight="normal" officeooo:rsid="0017d32f" officeooo:paragraph-rsid="00191482"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17d32f" officeooo:paragraph-rsid="00194a95"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191482" officeooo:paragraph-rsid="00191482" style:font-style-asian="normal" style:font-weight-asian="normal" style:font-style-complex="normal" style:font-weight-complex="normal"/>
    </style:style>
    <style:style style:name="P5" style:family="paragraph" style:parent-style-name="Standard">
      <style:text-properties fo:color="#000000" fo:font-style="normal" fo:font-weight="normal" officeooo:rsid="00194a95" officeooo:paragraph-rsid="00194a95" style:font-style-asian="normal" style:font-weight-asian="normal" style:font-style-complex="normal" style:font-weight-complex="normal"/>
    </style:style>
    <style:style style:name="P6" style:family="paragraph" style:parent-style-name="Standard">
      <style:text-properties fo:color="#000000" fo:font-style="normal" fo:font-weight="normal" officeooo:rsid="00219ff9" officeooo:paragraph-rsid="00219ff9"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23a749" officeooo:paragraph-rsid="0023a749"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268f57" officeooo:paragraph-rsid="00268f57"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28ce41" officeooo:paragraph-rsid="0028ce41"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28ce41" officeooo:paragraph-rsid="002a0ac1"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28ce41" officeooo:paragraph-rsid="002a6ec6"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2d3868" officeooo:paragraph-rsid="002d3868"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2dcf1c" officeooo:paragraph-rsid="002dcf1c" style:font-style-asian="normal" style:font-weight-asian="normal" style:font-style-complex="normal" style:font-weight-complex="normal"/>
    </style:style>
    <style:style style:name="P14" style:family="paragraph" style:parent-style-name="Standard">
      <style:text-properties fo:color="#000000" fo:font-style="normal" fo:font-weight="normal" officeooo:rsid="002a0ac1" officeooo:paragraph-rsid="002a6ec6" style:font-style-asian="normal" style:font-weight-asian="normal" style:font-style-complex="normal" style:font-weight-complex="normal"/>
    </style:style>
    <style:style style:name="P15" style:family="paragraph" style:parent-style-name="Standard">
      <style:text-properties fo:color="#000000" fo:font-style="normal" fo:font-weight="normal" officeooo:rsid="002a6ec6" officeooo:paragraph-rsid="002a6ec6" style:font-style-asian="normal" style:font-weight-asian="normal" style:font-style-complex="normal" style:font-weight-complex="normal"/>
    </style:style>
    <style:style style:name="P16" style:family="paragraph" style:parent-style-name="Standard">
      <style:text-properties fo:color="#000000" fo:font-style="normal" fo:font-weight="bold" officeooo:rsid="002dcf1c" officeooo:paragraph-rsid="002dcf1c" style:font-style-asian="normal" style:font-weight-asian="bold" style:font-style-complex="normal" style:font-weight-complex="bold"/>
    </style:style>
    <style:style style:name="P17" style:family="paragraph" style:parent-style-name="Standard">
      <style:text-properties fo:color="#000000" fo:font-style="normal" fo:font-weight="bold" officeooo:rsid="002d3868" officeooo:paragraph-rsid="002d3868" style:font-style-asian="normal" style:font-weight-asian="bold" style:font-style-complex="normal" style:font-weight-complex="bold"/>
    </style:style>
    <style:style style:name="P18" style:family="paragraph" style:parent-style-name="Standard">
      <style:text-properties fo:color="#000000" fo:font-style="normal" fo:font-weight="bold" officeooo:rsid="0028ce41" officeooo:paragraph-rsid="0028ce41" style:font-style-asian="normal" style:font-weight-asian="bold" style:font-style-complex="normal" style:font-weight-complex="bold"/>
    </style:style>
    <style:style style:name="P19" style:family="paragraph" style:parent-style-name="Standard">
      <style:text-properties fo:color="#000000" fo:font-style="normal" fo:font-weight="bold" officeooo:rsid="0023a749" officeooo:paragraph-rsid="0023a749" style:font-style-asian="normal" style:font-weight-asian="bold" style:font-style-complex="normal" style:font-weight-complex="bold"/>
    </style:style>
    <style:style style:name="P20" style:family="paragraph" style:parent-style-name="Standard">
      <style:text-properties fo:color="#000000" fo:font-style="normal" fo:font-weight="bold" officeooo:rsid="00194a95" officeooo:paragraph-rsid="00194a95" style:font-style-asian="normal" style:font-weight-asian="bold" style:font-style-complex="normal" style:font-weight-complex="bold"/>
    </style:style>
    <style:style style:name="P21" style:family="paragraph" style:parent-style-name="Standard">
      <style:text-properties fo:color="#000000" fo:font-style="normal" fo:font-weight="bold" officeooo:rsid="0017d32f" officeooo:paragraph-rsid="00191482" style:font-style-asian="normal" style:font-weight-asian="bold" style:font-style-complex="normal" style:font-weight-complex="bold"/>
    </style:style>
    <style:style style:name="P22" style:family="paragraph" style:parent-style-name="Standard">
      <style:text-properties fo:color="#000000" fo:font-style="normal" fo:font-weight="bold" officeooo:rsid="002a0ac1" officeooo:paragraph-rsid="002a0ac1" style:font-style-asian="normal" style:font-weight-asian="bold" style:font-style-complex="normal" style:font-weight-complex="bold"/>
    </style:style>
    <style:style style:name="P23" style:family="paragraph" style:parent-style-name="Standard">
      <style:text-properties fo:color="#000000" fo:font-style="normal" fo:font-weight="bold" officeooo:rsid="002a6ec6" officeooo:paragraph-rsid="002a6ec6" style:font-style-asian="normal" style:font-weight-asian="bold" style:font-style-complex="normal" style:font-weight-complex="bold"/>
    </style:style>
    <style:style style:name="P24" style:family="paragraph" style:parent-style-name="Standard">
      <style:text-properties fo:color="#000000" fo:font-size="16pt" fo:font-style="italic" fo:font-weight="bold" officeooo:rsid="0031c678" officeooo:paragraph-rsid="0031c678" style:font-size-asian="16pt" style:font-style-asian="italic" style:font-weight-asian="bold" style:font-size-complex="16pt" style:font-style-complex="italic" style:font-weight-complex="bold"/>
    </style:style>
    <style:style style:name="P25" style:family="paragraph" style:parent-style-name="Standard">
      <style:text-properties fo:color="#000000" fo:font-size="16pt" fo:font-weight="bold" officeooo:rsid="0054297a" officeooo:paragraph-rsid="0054297a" style:font-size-asian="16pt" style:font-weight-asian="bold" style:font-size-complex="16pt" style:font-weight-complex="bold"/>
    </style:style>
    <style:style style:name="P26" style:family="paragraph" style:parent-style-name="Standard">
      <style:text-properties fo:color="#000000" fo:font-size="12pt" fo:font-style="normal" fo:font-weight="normal" officeooo:rsid="0031c678" officeooo:paragraph-rsid="0031c67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fo:font-weight="normal" officeooo:rsid="00325e53" officeooo:paragraph-rsid="00325e53"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fo:font-weight="normal" officeooo:rsid="00326735" officeooo:paragraph-rsid="00326735" style:font-size-asian="12pt" style:font-style-asian="normal" style:font-weight-asian="normal" style:font-size-complex="12pt" style:font-style-complex="normal" style:font-weight-complex="normal"/>
    </style:style>
    <style:style style:name="P29" style:family="paragraph" style:parent-style-name="Standard">
      <style:text-properties fo:color="#00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fo:font-size="12pt" fo:font-style="normal" fo:font-weight="normal" officeooo:paragraph-rsid="003e6bb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fo:font-size="12pt" fo:font-style="normal" fo:font-weight="normal" officeooo:rsid="003f55b5" officeooo:paragraph-rsid="003f55b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000000" fo:font-size="12pt" fo:font-style="normal" fo:font-weight="normal" officeooo:rsid="0043505e" officeooo:paragraph-rsid="0043505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fo:font-size="12pt" fo:font-style="normal" fo:font-weight="normal" officeooo:rsid="00445b2e" officeooo:paragraph-rsid="00445b2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fo:font-size="12pt" fo:font-style="normal" fo:font-weight="normal" officeooo:rsid="0045a93a" officeooo:paragraph-rsid="0045a93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37" style:family="paragraph" style:parent-style-name="Standard">
      <style:text-properties fo:color="#000000" fo:font-size="12pt" fo:font-style="normal" fo:font-weight="bold" officeooo:rsid="0031c678" officeooo:paragraph-rsid="0031c678" style:font-size-asian="12pt" style:font-style-asian="normal" style:font-weight-asian="bold" style:font-size-complex="12pt" style:font-style-complex="normal" style:font-weight-complex="bold"/>
    </style:style>
    <style:style style:name="P38" style:family="paragraph" style:parent-style-name="Standard">
      <style:text-properties fo:color="#000000" fo:font-size="12pt" fo:font-style="normal" fo:font-weight="bold" officeooo:rsid="00325e53" officeooo:paragraph-rsid="00325e53" style:font-size-asian="12pt" style:font-style-asian="normal" style:font-weight-asian="bold" style:font-size-complex="12pt" style:font-style-complex="normal" style:font-weight-complex="bold"/>
    </style:style>
    <style:style style:name="P39" style:family="paragraph" style:parent-style-name="Standard">
      <style:text-properties fo:color="#00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40" style:family="paragraph" style:parent-style-name="Standard">
      <style:text-properties fo:color="#000000" fo:font-size="12pt" fo:font-style="normal" fo:font-weight="bold" officeooo:rsid="0034d138" officeooo:paragraph-rsid="003609aa" style:font-size-asian="12pt" style:font-style-asian="normal" style:font-weight-asian="bold" style:font-size-complex="12pt" style:font-style-complex="normal" style:font-weight-complex="bold"/>
    </style:style>
    <style:style style:name="P41" style:family="paragraph" style:parent-style-name="Standard">
      <style:text-properties fo:color="#000000" fo:font-size="12pt" fo:font-style="normal" fo:font-weight="bold" officeooo:rsid="003cc73d" officeooo:paragraph-rsid="003cc73d"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fo:font-size="12pt" fo:font-style="normal" fo:font-weight="bold" officeooo:rsid="003f55b5" officeooo:paragraph-rsid="003f55b5"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000000" fo:font-size="12pt" fo:font-style="normal" fo:font-weight="bold" officeooo:rsid="00445b2e" officeooo:paragraph-rsid="00445b2e"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text-line-through-style="none" style:text-line-through-type="none" style:text-underline-style="none" fo:font-weight="normal" style:text-blinking="false" fo:background-color="#ffffff" style:font-weight-asian="normal" style:font-weight-complex="normal" fo:padding="0cm" fo:border="none"/>
    </style:style>
    <style:style style:name="P45" style:family="paragraph" style:parent-style-name="Standard">
      <style:paragraph-properties fo:text-align="start" style:justify-single-word="false"/>
      <style:text-properties fo:color="#000000" style:text-line-through-style="none" style:text-line-through-type="none" style:text-underline-style="none" fo:font-weight="bold" officeooo:rsid="0037e19a" officeooo:paragraph-rsid="0037e19a" style:text-blinking="false" fo:background-color="#ffffff" style:font-weight-asian="bold" style:font-weight-complex="bold" fo:padding="0cm" fo:border="none"/>
    </style:style>
    <style:style style:name="P46" style:family="paragraph" style:parent-style-name="Standard">
      <style:paragraph-properties fo:text-align="start" style:justify-single-word="false"/>
      <style:text-properties fo:color="#000000" style:text-line-through-style="none" style:text-line-through-type="none" style:text-underline-style="none" style:text-blinking="false" fo:background-color="#ffffff" fo:padding="0cm" fo:border="none"/>
    </style:style>
    <style:style style:name="P47" style:family="paragraph" style:parent-style-name="Standard">
      <style:paragraph-properties fo:text-align="start" style:justify-single-word="false"/>
      <style:text-properties fo:color="#000000" style:text-line-through-style="none" style:text-line-through-type="none" fo:font-size="12pt" fo:font-style="normal" style:text-underline-style="none" fo:font-weight="bold" officeooo:rsid="003bb341" officeooo:paragraph-rsid="003bb341" style:text-blinking="false" fo:background-color="#ffffff" style:font-size-asian="12pt" style:font-style-asian="normal" style:font-weight-asian="bold" style:font-size-complex="12pt" style:font-style-complex="normal" style:font-weight-complex="bold" fo:padding="0cm" fo:border="none"/>
    </style:style>
    <style:style style:name="P48" style:family="paragraph" style:parent-style-name="Standard">
      <style:text-properties fo:color="#cc0000" fo:font-style="italic" fo:font-weight="bold" officeooo:rsid="00191482" officeooo:paragraph-rsid="00194a95" style:font-style-asian="italic" style:font-weight-asian="bold" style:font-style-complex="italic" style:font-weight-complex="bold"/>
    </style:style>
    <style:style style:name="P49" style:family="paragraph" style:parent-style-name="Standard">
      <style:text-properties fo:font-weight="bold" officeooo:rsid="0017d32f" officeooo:paragraph-rsid="0017d32f" style:font-weight-asian="bold" style:font-weight-complex="bold"/>
    </style:style>
    <style:style style:name="P50" style:family="paragraph" style:parent-style-name="Standard">
      <style:text-properties fo:font-weight="bold" officeooo:rsid="0054297a" officeooo:paragraph-rsid="0054297a" style:font-weight-asian="bold" style:font-weight-complex="bold"/>
    </style:style>
    <style:style style:name="P51" style:family="paragraph" style:parent-style-name="Standard">
      <style:text-properties fo:font-weight="bold" officeooo:rsid="006275f4" officeooo:paragraph-rsid="006275f4" style:font-weight-asian="bold" style:font-weight-complex="bold"/>
    </style:style>
    <style:style style:name="P52" style:family="paragraph" style:parent-style-name="Standard">
      <style:text-properties fo:font-weight="bold" officeooo:paragraph-rsid="006275f4" style:font-weight-asian="bold" style:font-weight-complex="bold"/>
    </style:style>
    <style:style style:name="P53" style:family="paragraph" style:parent-style-name="Standard">
      <style:text-properties fo:font-size="16pt" fo:font-style="italic" fo:font-weight="bold" officeooo:rsid="0017d32f" officeooo:paragraph-rsid="0017d32f" style:font-size-asian="16pt" style:font-style-asian="italic" style:font-weight-asian="bold" style:font-size-complex="16pt" style:font-style-complex="italic" style:font-weight-complex="bold"/>
    </style:style>
    <style:style style:name="P54" style:family="paragraph" style:parent-style-name="Standard">
      <style:text-properties fo:color="#ff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55" style:family="paragraph" style:parent-style-name="Standard">
      <style:text-properties fo:color="#ff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56" style:family="paragraph" style:parent-style-name="Standard">
      <style:text-properties fo:color="#ff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officeooo:paragraph-rsid="003bb341"/>
    </style:style>
    <style:style style:name="P58" style:family="paragraph" style:parent-style-name="Standard">
      <style:paragraph-properties fo:text-align="start" style:justify-single-word="false"/>
      <style:text-properties officeooo:paragraph-rsid="003e6bb8"/>
    </style:style>
    <style:style style:name="P59" style:family="paragraph" style:parent-style-name="Standard">
      <style:paragraph-properties fo:text-align="justify" style:justify-single-word="false"/>
      <style:text-properties officeooo:paragraph-rsid="0045a93a"/>
    </style:style>
    <style:style style:name="P60" style:family="paragraph" style:parent-style-name="Standard">
      <style:paragraph-properties fo:line-height="150%" fo:text-align="justify" style:justify-single-word="false"/>
      <style:text-properties officeooo:paragraph-rsid="0054297a"/>
    </style:style>
    <style:style style:name="P61" style:family="paragraph" style:parent-style-name="Standard">
      <style:text-properties officeooo:paragraph-rsid="0054297a"/>
    </style:style>
    <style:style style:name="P62" style:family="paragraph" style:parent-style-name="Standard">
      <style:text-properties officeooo:paragraph-rsid="0060cbde"/>
    </style:style>
    <style:style style:name="P63" style:family="paragraph" style:parent-style-name="Table_20_Contents">
      <style:text-properties officeooo:rsid="001b779e" officeooo:paragraph-rsid="001b779e"/>
    </style:style>
    <style:style style:name="P64" style:family="paragraph" style:parent-style-name="Table_20_Contents">
      <style:text-properties officeooo:rsid="001c418f" officeooo:paragraph-rsid="001c418f"/>
    </style:style>
    <style:style style:name="P65" style:family="paragraph" style:parent-style-name="Table_20_Contents">
      <style:text-properties officeooo:rsid="001c9ce4" officeooo:paragraph-rsid="001c9ce4"/>
    </style:style>
    <style:style style:name="P66" style:family="paragraph" style:parent-style-name="Table_20_Contents">
      <style:text-properties officeooo:rsid="001c9ce4" officeooo:paragraph-rsid="001c418f"/>
    </style:style>
    <style:style style:name="P67" style:family="paragraph" style:parent-style-name="Table_20_Contents">
      <style:text-properties officeooo:rsid="001e8ea4" officeooo:paragraph-rsid="001e8ea4"/>
    </style:style>
    <style:style style:name="P68" style:family="paragraph" style:parent-style-name="Table_20_Contents">
      <style:text-properties officeooo:rsid="001ed3c4" officeooo:paragraph-rsid="001ed3c4"/>
    </style:style>
    <style:style style:name="P69" style:family="paragraph" style:parent-style-name="Table_20_Contents">
      <style:text-properties officeooo:rsid="00207ab3" officeooo:paragraph-rsid="00207ab3"/>
    </style:style>
    <style:style style:name="P70" style:family="paragraph" style:parent-style-name="Table_20_Contents">
      <style:text-properties officeooo:rsid="00215527" officeooo:paragraph-rsid="00215527"/>
    </style:style>
    <style:style style:name="P71" style:family="paragraph" style:parent-style-name="Standard">
      <style:paragraph-properties fo:margin-left="1.251cm" fo:margin-right="0cm" fo:text-indent="0cm" style:auto-text-indent="false"/>
      <style:text-properties fo:color="#00cc33" fo:font-style="normal" fo:font-weight="normal" officeooo:rsid="000ee8f0" officeooo:paragraph-rsid="003066dd" style:font-style-asian="normal" style:font-weight-asian="normal" style:font-style-complex="normal" style:font-weight-complex="normal"/>
    </style:style>
    <style:style style:name="P72" style:family="paragraph" style:parent-style-name="Standard">
      <style:paragraph-properties fo:margin-left="1.251cm" fo:margin-right="0cm" fo:text-indent="0cm" style:auto-text-indent="false"/>
      <style:text-properties fo:color="#00cc33" fo:font-size="16pt" fo:font-style="italic" fo:font-weight="bold" officeooo:rsid="000ee8f0" officeooo:paragraph-rsid="003066dd" style:font-size-asian="16pt" style:font-style-asian="italic" style:font-weight-asian="bold" style:font-size-complex="16pt" style:font-style-complex="italic" style:font-weight-complex="bold"/>
    </style:style>
    <style:style style:name="P73" style:family="paragraph" style:parent-style-name="Standard">
      <style:paragraph-properties fo:margin-left="1.251cm" fo:margin-right="0cm" fo:text-indent="0cm" style:auto-text-indent="false"/>
      <style:text-properties fo:color="#000000" fo:font-style="normal" fo:font-weight="normal" officeooo:rsid="000ee8f0" officeooo:paragraph-rsid="003066dd" style:font-style-asian="normal" style:font-weight-asian="normal" style:font-style-complex="normal" style:font-weight-complex="normal"/>
    </style:style>
    <style:style style:name="P74" style:family="paragraph" style:parent-style-name="Standard">
      <style:paragraph-properties fo:margin-left="1.251cm" fo:margin-right="0cm" fo:text-indent="0cm" style:auto-text-indent="false"/>
      <style:text-properties fo:color="#000000" fo:font-style="normal" fo:font-weight="normal" officeooo:rsid="0031c678" officeooo:paragraph-rsid="0031c678" style:font-style-asian="normal" style:font-weight-asian="normal" style:font-style-complex="normal" style:font-weight-complex="normal"/>
    </style:style>
    <style:style style:name="P75" style:family="paragraph" style:parent-style-name="Standard">
      <style:paragraph-properties fo:margin-left="1.251cm" fo:margin-right="0cm" fo:text-indent="0cm" style:auto-text-indent="false"/>
      <style:text-properties fo:color="#000000" fo:font-style="normal" fo:font-weight="bold" officeooo:rsid="000ee8f0" officeooo:paragraph-rsid="003066dd" style:font-style-asian="normal" style:font-weight-asian="bold" style:font-style-complex="normal" style:font-weight-complex="bold"/>
    </style:style>
    <style:style style:name="P76" style:family="paragraph" style:parent-style-name="Text_20_body">
      <style:text-properties fo:color="#000000" fo:font-size="12pt" fo:font-style="normal" fo:font-weight="bold" officeooo:rsid="003cc73d" officeooo:paragraph-rsid="003f9c7e" style:font-size-asian="12pt" style:font-style-asian="normal" style:font-weight-asian="bold" style:font-size-complex="12pt" style:font-style-complex="normal" style:font-weight-complex="bold"/>
    </style:style>
    <style:style style:name="P77" style:family="paragraph" style:parent-style-name="Text_20_body">
      <style:paragraph-properties fo:text-align="justify" style:justify-single-word="false"/>
      <style:text-properties fo:color="#000000" fo:font-size="12pt" fo:font-style="normal" fo:font-weight="normal" officeooo:rsid="003cc73d" officeooo:paragraph-rsid="003f9c7e" style:font-size-asian="12pt" style:font-style-asian="normal" style:font-weight-asian="normal" style:font-size-complex="12pt" style:font-style-complex="normal" style:font-weight-complex="normal"/>
    </style:style>
    <style:style style:name="P78" style:family="paragraph" style:parent-style-name="Text_20_body">
      <style:paragraph-properties fo:text-align="justify" style:justify-single-word="false"/>
    </style:style>
    <style:style style:name="P79" style:family="paragraph" style:parent-style-name="Text_20_body">
      <style:paragraph-properties fo:text-align="justify" style:justify-single-word="false"/>
      <style:text-properties officeooo:paragraph-rsid="003f9c7e"/>
    </style:style>
    <style:style style:name="P80" style:family="paragraph" style:parent-style-name="Text_20_body">
      <style:paragraph-properties fo:text-align="justify" style:justify-single-word="false"/>
      <style:text-properties fo:font-weight="bold" officeooo:rsid="00423278" officeooo:paragraph-rsid="00423278" style:font-weight-asian="bold" style:font-weight-complex="bold"/>
    </style:style>
    <style:style style:name="P81"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4949c6" officeooo:paragraph-rsid="004949c6" style:font-size-asian="12pt" style:font-style-asian="normal" style:font-weight-asian="bold" style:font-size-complex="12pt" style:font-style-complex="normal" style:font-weight-complex="bold"/>
    </style:style>
    <style:style style:name="P83" style:family="paragraph" style:parent-style-name="Standard">
      <style:paragraph-properties fo:margin-left="0cm" fo:margin-right="0cm" fo:text-indent="0cm" style:auto-text-indent="false"/>
      <style:text-properties fo:color="#000000" fo:font-size="12pt" fo:font-weight="bold" officeooo:rsid="001984fb" officeooo:paragraph-rsid="0055ca9b" style:font-size-asian="12pt" style:font-weight-asian="bold" style:font-size-complex="12pt" style:font-weight-complex="bold"/>
    </style:style>
    <style:style style:name="P84" style:family="paragraph" style:parent-style-name="Standard">
      <style:paragraph-properties fo:margin-left="0cm" fo:margin-right="0cm" fo:text-indent="0cm" style:auto-text-indent="false"/>
      <style:text-properties fo:color="#000000" fo:font-size="12pt" fo:font-weight="bold" officeooo:rsid="0055ca9b" officeooo:paragraph-rsid="0055ca9b" style:font-size-asian="12pt" style:font-weight-asian="bold" style:font-size-complex="12pt" style:font-weight-complex="bold"/>
    </style:style>
    <style:style style:name="P85" style:family="paragraph" style:parent-style-name="Standard">
      <style:paragraph-properties fo:margin-left="0cm" fo:margin-right="0cm" fo:text-indent="0cm" style:auto-text-indent="false"/>
      <style:text-properties fo:color="#000000" fo:font-size="12pt" fo:font-weight="bold" officeooo:rsid="00577ed0" officeooo:paragraph-rsid="00577ed0" style:font-size-asian="10.5pt" style:font-weight-asian="bold" style:font-size-complex="12pt" style:font-weight-complex="bold"/>
    </style:style>
    <style:style style:name="P86" style:family="paragraph" style:parent-style-name="Standard">
      <style:paragraph-properties fo:margin-left="0cm" fo:margin-right="0cm" fo:text-indent="0cm" style:auto-text-indent="false"/>
      <style:text-properties fo:color="#000000" fo:font-size="12pt" fo:font-weight="bold" officeooo:rsid="00577ed0" officeooo:paragraph-rsid="005782e9" style:font-size-asian="10.5pt" style:font-weight-asian="bold" style:font-size-complex="12pt" style:font-weight-complex="bold"/>
    </style:style>
    <style:style style:name="P87" style:family="paragraph" style:parent-style-name="Standard">
      <style:paragraph-properties fo:margin-left="0cm" fo:margin-right="0cm" fo:text-indent="0cm" style:auto-text-indent="false"/>
      <style:text-properties fo:color="#000000" fo:font-size="12pt" fo:font-weight="bold" officeooo:rsid="005abcc3" officeooo:paragraph-rsid="005aefca" style:font-size-asian="10.5pt" style:font-weight-asian="bold" style:font-size-complex="12pt" style:font-weight-complex="bold"/>
    </style:style>
    <style:style style:name="P88" style:family="paragraph" style:parent-style-name="Standard">
      <style:paragraph-properties fo:margin-left="0cm" fo:margin-right="0cm" fo:text-indent="0cm" style:auto-text-indent="false"/>
      <style:text-properties fo:color="#000000" fo:font-size="12pt" fo:font-weight="bold" officeooo:rsid="005b2d84" officeooo:paragraph-rsid="005b2d84" style:font-size-asian="10.5pt" style:font-weight-asian="bold" style:font-size-complex="12pt" style:font-weight-complex="bold"/>
    </style:style>
    <style:style style:name="P89" style:family="paragraph" style:parent-style-name="Standard">
      <style:paragraph-properties fo:margin-left="0cm" fo:margin-right="0cm" fo:text-indent="0cm" style:auto-text-indent="false"/>
      <style:text-properties fo:color="#000000" fo:font-size="12pt" fo:font-weight="bold" officeooo:rsid="0058fd64" officeooo:paragraph-rsid="0058fd64" style:font-size-asian="10.5pt" style:font-weight-asian="bold" style:font-size-complex="12pt" style:font-weight-complex="bold"/>
    </style:style>
    <style:style style:name="P90" style:family="paragraph" style:parent-style-name="Standard">
      <style:paragraph-properties fo:margin-left="0cm" fo:margin-right="0cm" fo:text-indent="0cm" style:auto-text-indent="false"/>
      <style:text-properties fo:color="#000000" fo:font-size="12pt" fo:font-weight="bold" officeooo:rsid="0060cbde" officeooo:paragraph-rsid="0060cbde"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font-weight-asian="bold" style:font-size-complex="12pt" style:font-weight-complex="bold"/>
    </style:style>
    <style:style style:name="P93" style:family="paragraph" style:parent-style-name="Standard">
      <style:paragraph-properties fo:margin-left="0cm" fo:margin-right="0cm" fo:text-indent="0cm" style:auto-text-indent="false"/>
      <style:text-properties fo:color="#000000" fo:font-size="12pt" fo:font-weight="bold" officeooo:rsid="005fdd82" officeooo:paragraph-rsid="005fdd82" style:font-size-asian="10.5pt" style:font-weight-asian="bold" style:font-size-complex="12pt" style:font-weight-complex="bold"/>
    </style:style>
    <style:style style:name="P94" style:family="paragraph" style:parent-style-name="Standard">
      <style:paragraph-properties fo:margin-left="0cm" fo:margin-right="0cm" fo:text-indent="0cm" style:auto-text-indent="false"/>
      <style:text-properties fo:color="#000000" fo:font-size="12pt" fo:font-weight="normal" officeooo:rsid="005b2d84" officeooo:paragraph-rsid="005b2d84" style:font-size-asian="10.5pt" style:font-weight-asian="normal" style:font-size-complex="12pt" style:font-weight-complex="normal"/>
    </style:style>
    <style:style style:name="P95" style:family="paragraph" style:parent-style-name="Standard">
      <style:paragraph-properties fo:margin-left="0cm" fo:margin-right="0cm" fo:text-indent="0cm" style:auto-text-indent="false"/>
      <style:text-properties fo:color="#000000" fo:font-size="12pt" fo:font-weight="normal" officeooo:rsid="005b2d84" officeooo:paragraph-rsid="005fdd82" style:font-size-asian="10.5pt" style:font-weight-asian="normal" style:font-size-complex="12pt" style:font-weight-complex="normal"/>
    </style:style>
    <style:style style:name="P96" style:family="paragraph" style:parent-style-name="Standard">
      <style:paragraph-properties fo:margin-left="0cm" fo:margin-right="0cm" fo:text-indent="0cm" style:auto-text-indent="false"/>
      <style:text-properties fo:color="#000000" fo:font-size="12pt" fo:font-weight="normal" officeooo:rsid="005abcc3" officeooo:paragraph-rsid="005abcc3" style:font-size-asian="10.5pt" style:font-weight-asian="normal" style:font-size-complex="12pt" style:font-weight-complex="normal"/>
    </style:style>
    <style:style style:name="P97" style:family="paragraph" style:parent-style-name="Standard">
      <style:paragraph-properties fo:margin-left="0cm" fo:margin-right="0cm" fo:text-indent="0cm" style:auto-text-indent="false"/>
      <style:text-properties fo:color="#000000" fo:font-size="12pt" fo:font-weight="normal" officeooo:rsid="005aefca" officeooo:paragraph-rsid="005aefca" style:font-size-asian="10.5pt" style:font-weight-asian="normal" style:font-size-complex="12pt" style:font-weight-complex="normal"/>
    </style:style>
    <style:style style:name="P98" style:family="paragraph" style:parent-style-name="Standard">
      <style:paragraph-properties fo:margin-left="0cm" fo:margin-right="0cm" fo:text-indent="0cm" style:auto-text-indent="false"/>
      <style:text-properties fo:color="#000000" fo:font-size="12pt" fo:font-weight="normal" officeooo:rsid="005aefca" officeooo:paragraph-rsid="005abcc3" style:font-size-asian="10.5pt" style:font-weight-asian="normal" style:font-size-complex="12pt" style:font-weight-complex="normal"/>
    </style:style>
    <style:style style:name="P99" style:family="paragraph" style:parent-style-name="Standard">
      <style:paragraph-properties fo:margin-left="0cm" fo:margin-right="0cm" fo:text-indent="0cm" style:auto-text-indent="false"/>
      <style:text-properties fo:color="#000000" fo:font-size="12pt" fo:font-weight="normal" officeooo:rsid="0060cbde" officeooo:paragraph-rsid="0060cbde"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4949c6" officeooo:paragraph-rsid="004949c6" fo:background-color="#ffffff" style:font-size-asian="16pt" style:font-style-asian="normal" style:font-weight-asian="bold"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1984fb" officeooo:paragraph-rsid="004cfdcb" fo:background-color="#ffffff" style:font-size-asian="16pt" style:font-style-asian="normal" style:font-weight-asian="bold" style:font-size-complex="16pt" style:font-style-complex="normal" style:font-weight-complex="bold"/>
    </style:style>
    <style:style style:name="P102" style:family="paragraph" style:parent-style-name="Standard">
      <style:paragraph-properties fo:margin-left="0cm" fo:margin-right="0cm" fo:text-indent="0cm" style:auto-text-indent="false"/>
      <style:text-properties fo:color="#000000" fo:font-size="16pt" fo:font-weight="bold" officeooo:rsid="00148129" officeooo:paragraph-rsid="0055ca9b" style:font-size-asian="16pt" style:font-weight-asian="bold" style:font-size-complex="16pt" style:font-weight-complex="bold"/>
    </style:style>
    <style:style style:name="P103" style:family="paragraph" style:parent-style-name="Standard">
      <style:paragraph-properties fo:margin-left="0cm" fo:margin-right="0cm" fo:text-align="justify" style:justify-single-word="false" fo:text-indent="0cm" style:auto-text-indent="false"/>
      <style:text-properties fo:color="#000000" fo:font-size="13pt" fo:font-style="normal" fo:font-weight="bold" officeooo:rsid="001984fb" officeooo:paragraph-rsid="004cfdcb" fo:background-color="#ffffff" style:font-size-asian="13pt" style:font-style-asian="normal" style:font-weight-asian="bold" style:font-size-complex="13pt" style:font-style-complex="normal" style:font-weight-complex="bold"/>
    </style:style>
    <style:style style:name="P104" style:family="paragraph" style:parent-style-name="Standard">
      <style:paragraph-properties fo:margin-left="0cm" fo:margin-right="0cm" fo:text-indent="0cm" style:auto-text-indent="false"/>
      <style:text-properties fo:color="#000000" fo:font-size="18pt" fo:font-weight="bold" officeooo:rsid="00577ed0" officeooo:paragraph-rsid="00577ed0" style:font-size-asian="18pt" style:font-weight-asian="bold" style:font-size-complex="18pt" style:font-weight-complex="bold"/>
    </style:style>
    <style:style style:name="P105"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bold" officeooo:rsid="00671cd9" officeooo:paragraph-rsid="006a7478" style:font-size-asian="10.5pt" style:language-asian="es" style:country-asian="NI"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normal" officeooo:rsid="00671cd9" officeooo:paragraph-rsid="006a7478" style:font-size-asian="10.5pt" style:font-weight-asian="normal" style:font-size-complex="12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10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0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4d4e1d" fo:background-color="#ffffff" style:font-size-asian="12pt" style:font-style-asian="normal" style:font-weight-asian="normal" style:font-name-complex="Arial1" style:font-size-complex="12pt" style:font-style-complex="normal"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normal" officeooo:rsid="001984fb" officeooo:paragraph-rsid="0054297a" fo:background-color="#ffffff" style:font-size-asian="12pt" style:font-style-asian="normal" style:font-weight-asian="normal" style:font-name-complex="Arial1" style:font-size-complex="12pt" style:font-style-complex="normal" style:font-weight-complex="normal"/>
    </style:style>
    <style:style style:name="P11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e9e3a" officeooo:paragraph-rsid="004e9e3a" fo:background-color="#ffffff" style:font-size-asian="12pt" style:font-style-asian="normal" style:font-weight-asian="normal" style:font-name-complex="Arial1" style:font-size-complex="12pt" style:font-style-complex="normal" style:font-weight-complex="normal"/>
    </style:style>
    <style:style style:name="P1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98619" officeooo:paragraph-rsid="004e9e3a" fo:background-color="#ffffff" style:font-size-asian="12pt" style:font-style-asian="normal" style:font-weight-asian="bold" style:font-name-complex="Arial1" style:font-size-complex="12pt" style:font-style-complex="normal" style:font-weight-complex="bold"/>
    </style:style>
    <style:style style:name="P1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1984fb" officeooo:paragraph-rsid="0052f09b" fo:background-color="#ffffff" style:font-size-asian="12pt" style:font-style-asian="normal" style:font-weight-asian="bold" style:font-name-complex="Arial1" style:font-size-complex="12pt" style:font-style-complex="normal" style:font-weight-complex="bold"/>
    </style:style>
    <style:style style:name="P1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e9e3a" officeooo:paragraph-rsid="004e9e3a" fo:background-color="#ffffff" style:font-size-asian="12pt" style:font-style-asian="normal" style:font-weight-asian="bold" style:font-name-complex="Arial1" style:font-size-complex="12pt" style:font-style-complex="normal" style:font-weight-complex="bold"/>
    </style:style>
    <style:style style:name="P1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54297a" officeooo:paragraph-rsid="0052f09b" fo:background-color="#ffffff" style:font-size-asian="12pt" style:font-style-asian="normal" style:font-weight-asian="bold" style:font-name-complex="Arial1" style:font-size-complex="12pt" style:font-style-complex="normal" style:font-weight-complex="bol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bold" officeooo:rsid="001aeed9" officeooo:paragraph-rsid="0054297a" fo:background-color="#ffffff" style:font-size-asian="12pt" style:font-style-asian="normal" style:font-weight-asian="bold" style:font-name-complex="Arial1" style:font-size-complex="12pt" style:font-style-complex="normal" style:font-weight-complex="bold"/>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1984fb" officeooo:paragraph-rsid="0054297a" fo:background-color="#ffffff" style:font-size-asian="12pt" style:font-style-asian="normal" style:font-weight-asian="bold" style:font-name-complex="Arial1" style:font-size-complex="12pt" style:font-style-complex="normal" style:font-weight-complex="bold"/>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54297a" officeooo:paragraph-rsid="0054297a" fo:background-color="#ffffff" style:font-size-asian="12pt" style:font-style-asian="normal" style:font-weight-asian="bold" style:font-name-complex="Arial1" style:font-size-complex="12pt" style:font-style-complex="normal" style:font-weight-complex="bold"/>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ff" style:font-name="Arial" fo:font-size="12pt" fo:font-style="normal" fo:font-weight="normal" officeooo:rsid="001aeed9" officeooo:paragraph-rsid="0054297a" fo:background-color="#ffffff" style:font-size-asian="12pt" style:font-style-asian="normal" style:font-weight-asian="normal" style:font-name-complex="Arial1" style:font-size-complex="12pt" style:font-style-complex="normal" style:font-weight-complex="normal"/>
    </style:style>
    <style:style style:name="P121"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bold"/>
    </style:style>
    <style:style style:name="P122"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normal"/>
    </style:style>
    <style:style style:name="P12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name="Arial" fo:font-size="14pt" fo:font-weight="normal" officeooo:paragraph-rsid="0054297a" style:font-size-asian="14pt" style:font-weight-asian="normal" style:font-name-complex="Arial1" style:font-size-complex="14pt" style:font-weight-complex="normal"/>
    </style:style>
    <style:style style:name="P124"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officeooo:paragraph-rsid="0054297a" style:font-size-asian="12pt" style:font-name-complex="Arial1" style:font-size-complex="12pt" style:font-weight-complex="bold"/>
    </style:style>
    <style:style style:name="P125" style:family="paragraph" style:parent-style-name="List_20_Paragraph">
      <style:paragraph-properties fo:margin-left="0cm" fo:margin-right="0cm" fo:margin-top="0cm" fo:margin-bottom="0cm" loext:contextual-spacing="true" fo:line-height="100%" fo:text-indent="0cm" style:auto-text-indent="false"/>
      <style:text-properties fo:color="#000000" style:font-name="Arial" fo:font-size="12pt" officeooo:paragraph-rsid="0054297a" style:font-size-asian="12pt" style:font-name-complex="Arial1" style:font-size-complex="12pt" style:font-weight-complex="bold"/>
    </style:style>
    <style:style style:name="P12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fo:font-weight="bold" officeooo:paragraph-rsid="0054297a" style:font-size-asian="12pt" style:font-weight-asian="bold" style:font-name-complex="Arial1" style:font-size-complex="12pt" style:font-weight-complex="bold"/>
    </style:style>
    <style:style style:name="P127" style:family="paragraph" style:parent-style-name="List_20_Paragraph">
      <style:paragraph-properties fo:margin-left="0cm" fo:margin-right="0cm" fo:margin-top="0cm" fo:margin-bottom="0cm" loext:contextual-spacing="true" fo:line-height="100%" fo:text-indent="0cm" style:auto-text-indent="false" fo:keep-with-next="always"/>
      <style:text-properties fo:color="#000000" style:font-name="Arial" fo:font-size="12pt" officeooo:paragraph-rsid="0054297a" style:font-size-asian="12pt" style:font-name-complex="Arial1" style:font-size-complex="12pt" style:font-weight-complex="bold"/>
    </style:style>
    <style:style style:name="P128" style:family="paragraph" style:parent-style-name="Frame_20_contents">
      <style:paragraph-properties fo:margin-left="0cm" fo:margin-right="0cm" fo:text-align="justify" style:justify-single-word="false" fo:text-indent="0cm" style:auto-text-indent="false"/>
      <style:text-properties fo:color="#000000" fo:font-size="12pt" fo:font-weight="normal" officeooo:rsid="005b2d84" officeooo:paragraph-rsid="00614042" style:font-size-asian="10.5pt" style:font-weight-asian="normal" style:font-size-complex="12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font-weight-asian="normal" style:font-size-complex="12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39fd7" officeooo:paragraph-rsid="00659fb1" style:font-size-asian="10.5pt" style:font-weight-asian="bold" style:font-size-complex="12pt" style:font-weight-complex="bold"/>
    </style:style>
    <style:style style:name="P132" style:family="paragraph" style:parent-style-name="Standard">
      <style:paragraph-properties fo:margin-top="0cm" fo:margin-bottom="0cm" loext:contextual-spacing="false" fo:text-align="justify" style:justify-single-word="false"/>
      <style:text-properties fo:color="#000000" style:font-name="Arial" fo:font-size="12pt" fo:font-style="normal" fo:font-weight="normal" officeooo:rsid="00498619" officeooo:paragraph-rsid="004e9e3a" fo:background-color="#ffffff" style:font-size-asian="12pt" style:font-style-asian="normal" style:font-weight-asian="normal" style:font-name-complex="Arial1" style:font-size-complex="12pt" style:font-style-complex="normal" style:font-weight-complex="normal"/>
    </style:style>
    <style:style style:name="P133"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05d3e" officeooo:paragraph-rsid="00505d3e" fo:background-color="#ffffff" style:font-size-asian="12pt" style:font-style-asian="normal" style:font-weight-asian="normal" style:font-name-complex="Arial1" style:font-size-complex="12pt" style:font-style-complex="normal" style:font-weight-complex="normal"/>
    </style:style>
    <style:style style:name="P135"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36" style:family="paragraph" style:parent-style-name="Standard">
      <style:paragraph-properties fo:margin-top="0cm" fo:margin-bottom="0cm" loext:contextual-spacing="false" fo:line-height="100%"/>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37"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38"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39"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136e6" officeooo:paragraph-rsid="005136e6" fo:background-color="#ffffff" style:font-size-asian="12pt" style:font-style-asian="normal" style:font-weight-asian="bold" style:font-name-complex="Arial1" style:font-size-complex="12pt" style:font-style-complex="normal" style:font-weight-complex="bold"/>
    </style:style>
    <style:style style:name="P140" style:family="paragraph" style:parent-style-name="Standard">
      <style:paragraph-properties fo:margin-top="0cm" fo:margin-bottom="0cm" loext:contextual-spacing="false" fo:line-height="100%"/>
      <style:text-properties fo:color="#000000" style:font-name="Arial" fo:font-size="12pt" officeooo:paragraph-rsid="0054297a" style:font-size-asian="12pt" style:font-name-complex="Arial1" style:font-size-complex="12pt" style:font-weight-complex="bold"/>
    </style:style>
    <style:style style:name="P141" style:family="paragraph" style:parent-style-name="Standard">
      <style:paragraph-properties fo:margin-top="0cm" fo:margin-bottom="0cm" loext:contextual-spacing="false" fo:line-height="100%" fo:text-align="justify" style:justify-single-word="false"/>
      <style:text-properties fo:color="#000000" style:font-name="Arial" fo:font-size="16pt" fo:font-style="normal" fo:font-weight="bold" officeooo:rsid="0052f09b" officeooo:paragraph-rsid="0052f09b" fo:background-color="#ffffff" style:font-size-asian="16pt" style:font-style-asian="normal" style:font-weight-asian="bold" style:font-name-complex="Arial1" style:font-size-complex="16pt" style:font-style-complex="normal" style:font-weight-complex="bold"/>
    </style:style>
    <style:style style:name="P142" style:family="paragraph" style:parent-style-name="Standard">
      <style:paragraph-properties fo:margin-top="0cm" fo:margin-bottom="0cm" loext:contextual-spacing="false" fo:line-height="100%" fo:text-align="justify" style:justify-single-word="false"/>
      <style:text-properties fo:color="#000000" style:font-name="Arial" fo:font-size="10pt" fo:font-style="normal" fo:font-weight="bold" officeooo:rsid="00498619" officeooo:paragraph-rsid="00505d3e" fo:background-color="#ffffff" style:font-size-asian="10pt" style:font-style-asian="normal" style:font-weight-asian="bold" style:font-name-complex="Arial1" style:font-size-complex="12pt" style:font-style-complex="normal" style:font-weight-complex="bold"/>
    </style:style>
    <style:style style:name="P143" style:family="paragraph" style:parent-style-name="Standard">
      <style:paragraph-properties fo:margin-top="0cm" fo:margin-bottom="0cm" loext:contextual-spacing="false" fo:line-height="100%" fo:text-align="justify" style:justify-single-word="false" fo:keep-with-next="always"/>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44"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style:text-blinking="false" fo:background-color="#ffffff" fo:padding="0cm" fo:border="none"/>
    </style:style>
    <style:style style:name="P145" style:family="paragraph" style:parent-style-name="Standard" style:list-style-name="L2">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146" style:family="paragraph" style:parent-style-name="Standard">
      <style:text-properties fo:font-weight="bold" officeooo:rsid="006275f4" officeooo:paragraph-rsid="006275f4" style:language-asian="es" style:country-asian="NI" style:font-weight-asian="bold" style:font-weight-complex="bold"/>
    </style:style>
    <style:style style:name="P147" style:family="paragraph" style:parent-style-name="Standard">
      <style:text-properties officeooo:paragraph-rsid="006275f4" style:language-asian="es" style:country-asian="NI"/>
    </style:style>
    <style:style style:name="P148" style:family="paragraph" style:parent-style-name="Standard">
      <style:text-properties officeooo:paragraph-rsid="0068f1ba" style:language-asian="es" style:country-asian="NI"/>
    </style:style>
    <style:style style:name="P149" style:family="paragraph" style:parent-style-name="Standard">
      <style:paragraph-properties fo:margin-left="0cm" fo:margin-right="0cm" fo:text-align="justify" style:justify-single-word="false" fo:text-indent="0cm" style:auto-text-indent="false"/>
      <style:text-properties fo:color="#800000" fo:font-size="12pt" fo:font-weight="normal" officeooo:rsid="00671cd9" officeooo:paragraph-rsid="00671cd9" style:font-size-asian="10.5pt" style:language-asian="es" style:country-asian="NI"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51"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language-asian="es" style:country-asian="NI" style:font-weight-asian="bold" style:font-size-complex="12pt" style:font-weight-complex="bold"/>
    </style:style>
    <style:style style:name="P152" style:family="paragraph" style:parent-style-name="Standard">
      <style:paragraph-properties fo:margin-left="0cm" fo:margin-right="0cm" fo:text-align="justify" style:justify-single-word="false" fo:text-indent="0cm" style:auto-text-indent="false"/>
      <style:text-properties fo:color="#000000" fo:font-size="12pt" fo:font-weight="bold" officeooo:rsid="006cf7fa" officeooo:paragraph-rsid="006cf7fa" style:font-size-asian="10.5pt" style:font-weight-asian="bold" style:font-size-complex="12pt" style:font-weight-complex="bold"/>
    </style:style>
    <style:style style:name="P153"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font-weight-asian="bold" style:font-size-complex="12pt" style:font-weight-complex="bold"/>
    </style:style>
    <style:style style:name="P154"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71cd9" officeooo:paragraph-rsid="006a7478" style:font-size-asian="10.5pt" style:language-asian="es" style:country-asian="NI" style:font-weight-asian="normal" style:font-size-complex="12pt" style:font-weight-complex="normal"/>
    </style:style>
    <style:style style:name="P155"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a7478" style:font-size-asian="10.5pt" style:language-asian="es" style:country-asian="NI" style:font-weight-asian="normal" style:font-size-complex="12pt" style:font-weight-complex="normal"/>
    </style:style>
    <style:style style:name="P156"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c499c" style:font-size-asian="10.5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cm" style:auto-text-indent="false"/>
      <style:text-properties fo:color="#000000" style:font-name="Liberation Serif" fo:font-size="12pt" fo:letter-spacing="0.026cm" fo:font-weight="normal" officeooo:rsid="00671cd9" officeooo:paragraph-rsid="006a7478" style:font-size-asian="10.5pt" style:language-asian="es" style:country-asian="NI" style:font-weight-asian="normal" style:font-name-complex="Arial1" style:font-size-complex="12pt" style:font-style-complex="italic" style:font-weight-complex="normal"/>
    </style:style>
    <style:style style:name="P158" style:family="paragraph" style:parent-style-name="Standard">
      <style:paragraph-properties fo:margin-left="0cm" fo:margin-right="0cm" fo:text-align="justify" style:justify-single-word="false" fo:text-indent="0cm" style:auto-text-indent="false"/>
      <style:text-properties fo:color="#000000" fo:font-size="16pt" fo:font-weight="bold" officeooo:rsid="006cf7fa" officeooo:paragraph-rsid="006cf7fa" style:font-size-asian="16pt" style:font-weight-asian="bold" style:font-size-complex="16pt" style:font-weight-complex="bold"/>
    </style:style>
    <style:style style:name="P159" style:family="paragraph" style:parent-style-name="Text_20_body" style:list-style-name="L1"/>
    <style:style style:name="P160" style:family="paragraph" style:parent-style-name="Text_20_body" style:list-style-name="L3"/>
    <style:style style:name="P161" style:family="paragraph" style:parent-style-name="Text_20_body" style:list-style-name="L3">
      <style:paragraph-properties fo:margin-top="0cm" fo:margin-bottom="0cm" loext:contextual-spacing="false"/>
    </style:style>
    <style:style style:name="P162" style:family="paragraph" style:parent-style-name="List_20_Paragraph" style:list-style-name="WWNum15">
      <style:text-properties officeooo:paragraph-rsid="006275f4" style:language-asian="es" style:country-asian="NI"/>
    </style:style>
    <style:style style:name="P163" style:family="paragraph" style:parent-style-name="List_20_Paragraph" style:list-style-name="WWNum13">
      <style:paragraph-properties fo:margin-left="0cm" fo:margin-right="0cm" fo:text-indent="0cm" style:auto-text-indent="false"/>
      <style:text-properties officeooo:paragraph-rsid="0060cbde"/>
    </style:style>
    <style:style style:name="P164" style:family="paragraph" style:parent-style-name="List_20_Paragraph" style:list-style-name="WWNum15">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P165" style:family="paragraph" style:parent-style-name="List_20_Paragraph" style:list-style-name="WWNum13">
      <style:paragraph-properties fo:margin-left="0cm" fo:margin-right="0cm" fo:text-indent="0cm" style:auto-text-indent="false"/>
      <style:text-properties fo:color="#000000" fo:font-size="12pt" fo:font-weight="normal" officeooo:rsid="0060cbde" officeooo:paragraph-rsid="0060cbde" style:font-size-asian="10.5pt" style:language-asian="es" style:country-asian="NI" style:font-weight-asian="normal" style:font-size-complex="12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language-asian="es" style:country-asian="NI" style:font-weight-asian="normal" style:font-size-complex="12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275f4" officeooo:paragraph-rsid="006275f4" style:font-size-asian="10.5pt" style:language-asian="es" style:country-asian="NI" style:font-weight-asian="normal" style:font-size-complex="12pt"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39fd7" officeooo:paragraph-rsid="00659fb1" style:font-size-asian="10.5pt" style:language-asian="es" style:country-asian="NI" style:font-weight-asian="normal" style:font-size-complex="12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language-asian="es" style:country-asian="NI" style:font-weight-asian="normal" style:font-size-complex="12pt"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71cd9" officeooo:paragraph-rsid="00671cd9" style:font-size-asian="10.5pt" style:language-asian="es" style:country-asian="NI" style:font-weight-asian="normal" style:font-size-complex="12pt"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275f4" officeooo:paragraph-rsid="006275f4" style:font-size-asian="10.5pt" style:language-asian="es" style:country-asian="NI" style:font-weight-asian="bold" style:font-size-complex="12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59fb1" officeooo:paragraph-rsid="00659fb1" style:font-size-asian="10.5pt" style:language-asian="es" style:country-asian="NI" style:font-weight-asian="bold" style:font-size-complex="12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74" style:family="paragraph" style:parent-style-name="Table_20_Contents">
      <style:paragraph-properties fo:text-align="justify" style:justify-single-word="false"/>
      <style:text-properties fo:font-size="12pt" style:font-size-asian="10.5pt" style:font-size-complex="12pt"/>
    </style:style>
    <style:style style:name="P175" style:family="paragraph" style:parent-style-name="Table_20_Contents">
      <style:paragraph-properties fo:text-align="justify" style:justify-single-word="false"/>
      <style:text-properties fo:font-size="12pt" officeooo:rsid="00708ec6" officeooo:paragraph-rsid="00708ec6" style:font-size-asian="10.5pt" style:font-size-complex="12pt"/>
    </style:style>
    <style:style style:name="P176" style:family="paragraph" style:parent-style-name="Table_20_Contents">
      <style:paragraph-properties fo:text-align="justify" style:justify-single-word="false"/>
      <style:text-properties fo:font-size="12pt" officeooo:rsid="0071583a" officeooo:paragraph-rsid="0071583a" style:font-size-asian="10.5pt" style:font-size-complex="12pt"/>
    </style:style>
    <style:style style:name="P177" style:family="paragraph" style:parent-style-name="Table_20_Contents">
      <style:text-properties officeooo:rsid="0071583a" officeooo:paragraph-rsid="0071583a"/>
    </style:style>
    <style:style style:name="T1" style:family="text">
      <style:text-properties officeooo:rsid="00191482"/>
    </style:style>
    <style:style style:name="T2" style:family="text">
      <style:text-properties fo:color="#cc0000" fo:font-style="italic" fo:font-weight="bold" officeooo:rsid="00191482" style:font-style-asian="italic" style:font-weight-asian="bold" style:font-style-complex="italic" style:font-weight-complex="bold"/>
    </style:style>
    <style:style style:name="T3" style:family="text">
      <style:text-properties officeooo:rsid="00194a95"/>
    </style:style>
    <style:style style:name="T4" style:family="text">
      <style:text-properties officeooo:rsid="0019af9a"/>
    </style:style>
    <style:style style:name="T5" style:family="text">
      <style:text-properties officeooo:rsid="001b779e"/>
    </style:style>
    <style:style style:name="T6" style:family="text">
      <style:text-properties officeooo:rsid="001ed3c4"/>
    </style:style>
    <style:style style:name="T7" style:family="text">
      <style:text-properties officeooo:rsid="00207ab3"/>
    </style:style>
    <style:style style:name="T8" style:family="text">
      <style:text-properties officeooo:rsid="002270a8"/>
    </style:style>
    <style:style style:name="T9" style:family="text">
      <style:text-properties officeooo:rsid="0023a749"/>
    </style:style>
    <style:style style:name="T10" style:family="text">
      <style:text-properties officeooo:rsid="0027c979"/>
    </style:style>
    <style:style style:name="T11" style:family="text">
      <style:text-properties officeooo:rsid="002a0ac1"/>
    </style:style>
    <style:style style:name="T12" style:family="text">
      <style:text-properties officeooo:rsid="002f31f4"/>
    </style:style>
    <style:style style:name="T13" style:family="text">
      <style:text-properties officeooo:rsid="0031c678"/>
    </style:style>
    <style:style style:name="T14" style:family="text">
      <style:text-properties fo:font-weight="bold"/>
    </style:style>
    <style:style style:name="T15" style:family="text">
      <style:text-properties fo:font-weight="bold" officeooo:rsid="00219ff9" style:font-weight-asian="bold" style:font-weight-complex="bold"/>
    </style:style>
    <style:style style:name="T16" style:family="text">
      <style:text-properties fo:font-weight="bold" style:language-asian="es" style:country-asian="NI" style:font-weight-asian="bold"/>
    </style:style>
    <style:style style:name="T17" style:family="text">
      <style:text-properties fo:font-weight="bold" officeooo:rsid="006275f4" style:language-asian="es" style:country-asian="NI"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609aa" style:font-weight-asian="normal" style:font-weight-complex="normal"/>
    </style:style>
    <style:style style:name="T20" style:family="text">
      <style:text-properties fo:font-weight="normal" officeooo:rsid="003f55b5" style:font-weight-asian="normal" style:font-weight-complex="normal"/>
    </style:style>
    <style:style style:name="T21" style:family="text">
      <style:text-properties fo:font-weight="normal" officeooo:rsid="00473ab3" style:font-weight-asian="normal" style:font-weight-complex="normal"/>
    </style:style>
    <style:style style:name="T22" style:family="text">
      <style:text-properties fo:font-weight="normal" officeooo:rsid="00491b09" style:font-weight-asian="normal" style:font-weight-complex="normal"/>
    </style:style>
    <style:style style:name="T23" style:family="text">
      <style:text-properties fo:font-weight="normal" officeooo:rsid="00498619" style:font-weight-asian="normal" style:font-weight-complex="normal"/>
    </style:style>
    <style:style style:name="T24" style:family="text">
      <style:text-properties fo:font-weight="normal" officeooo:rsid="004b2aa3" style:font-weight-asian="normal" style:font-weight-complex="normal"/>
    </style:style>
    <style:style style:name="T25" style:family="text">
      <style:text-properties fo:font-weight="normal" officeooo:rsid="005aefca" style:font-weight-asian="normal" style:font-weight-complex="normal"/>
    </style:style>
    <style:style style:name="T26" style:family="text">
      <style:text-properties fo:font-weight="normal" style:language-asian="es" style:country-asian="NI" style:font-weight-asian="normal" style:font-weight-complex="normal"/>
    </style:style>
    <style:style style:name="T27" style:family="text">
      <style:text-properties fo:font-weight="normal" officeooo:rsid="006ea010" style:language-asian="es" style:country-asian="NI" style:font-weight-asian="normal" style:font-weight-complex="normal"/>
    </style:style>
    <style:style style:name="T28" style:family="text">
      <style:text-properties fo:color="#000000" style:text-line-through-style="none" style:text-line-through-type="none" style:text-underline-style="none" officeooo:rsid="003a2d8b" style:text-blinking="false" fo:background-color="#ffffff" loext:char-shading-value="0" fo:padding="0cm" fo:border="none"/>
    </style:style>
    <style:style style:name="T29" style:family="text">
      <style:text-properties fo:color="#000000" style:text-line-through-style="none" style:text-line-through-type="none" style:text-underline-style="none" fo:font-weight="normal" officeooo:rsid="0038c2bf" style:text-blinking="false" fo:background-color="#ffffff" loext:char-shading-value="0" style:font-weight-asian="normal" style:font-weight-complex="normal" fo:padding="0cm" fo:border="none"/>
    </style:style>
    <style:style style:name="T30" style:family="text">
      <style:text-properties fo:color="#000000" style:text-line-through-style="none" style:text-line-through-type="none" style:text-underline-style="none" fo:font-weight="normal" officeooo:rsid="003a2d8b" style:text-blinking="false" fo:background-color="#ffffff" loext:char-shading-value="0" style:font-weight-asian="normal" style:font-weight-complex="normal" fo:padding="0cm" fo:border="none"/>
    </style:style>
    <style:style style:name="T31" style:family="text">
      <style:text-properties fo:color="#000000" style:text-line-through-style="none" style:text-line-through-type="none" style:text-underline-style="none" fo:font-weight="normal" style:text-blinking="false" fo:background-color="#ffffff" loext:char-shading-value="0" style:font-weight-asian="normal" style:font-weight-complex="normal" fo:padding="0cm" fo:border="none"/>
    </style:style>
    <style:style style:name="T32" style:family="text">
      <style:text-properties fo:color="#000000" style:text-line-through-style="none" style:text-line-through-type="none" fo:font-size="12pt" fo:font-style="normal" style:text-underline-style="none" fo:font-weight="normal" officeooo:rsid="003bb341"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3" style:family="text">
      <style:text-properties fo:color="#000000" style:text-line-through-style="none" style:text-line-through-type="none" fo:font-size="12pt" fo:font-style="normal" style:text-underline-style="none" fo:font-weight="normal" officeooo:rsid="003a2d8b"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4" style:family="text">
      <style:text-properties fo:color="#000000" style:text-line-through-style="none" style:text-line-through-type="none" fo:font-size="12pt" fo:font-style="normal" style:text-underline-style="none" fo:font-weight="bold" officeooo:rsid="003bb341"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5" style:family="text">
      <style:text-properties fo:color="#000000" style:text-line-through-style="none" style:text-line-through-type="none" fo:font-size="12pt" fo:font-style="normal" style:text-underline-style="none" fo:font-weight="bold" officeooo:rsid="003e6bb8"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6" style:family="text">
      <style:text-properties fo:color="#000000" fo:font-size="12pt" fo:font-style="normal" fo:font-weight="bold" officeooo:rsid="0034d138" style:font-size-asian="12pt" style:font-style-asian="normal" style:font-weight-asian="bold" style:font-size-complex="12pt" style:font-style-complex="normal" style:font-weight-complex="bold"/>
    </style:style>
    <style:style style:name="T37" style:family="text">
      <style:text-properties fo:color="#000000" fo:font-size="12pt" fo:font-style="normal" fo:font-weight="bold" officeooo:rsid="003e6bb8" style:font-size-asian="12pt" style:font-style-asian="normal" style:font-weight-asian="bold" style:font-size-complex="12pt" style:font-style-complex="normal" style:font-weight-complex="bold"/>
    </style:style>
    <style:style style:name="T3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color="#000000" fo:font-size="12pt" fo:font-style="normal" fo:font-weight="normal" officeooo:rsid="003e6bb8" style:font-size-asian="12pt" style:font-style-asian="normal" style:font-weight-asian="normal" style:font-size-complex="12pt" style:font-style-complex="normal" style:font-weight-complex="normal"/>
    </style:style>
    <style:style style:name="T40" style:family="text">
      <style:text-properties fo:color="#000000" fo:font-size="12pt" fo:font-style="normal" fo:font-weight="normal" officeooo:rsid="003f9c7e" style:font-size-asian="12pt" style:font-style-asian="normal" style:font-weight-asian="normal" style:font-size-complex="12pt" style:font-style-complex="normal" style:font-weight-complex="normal"/>
    </style:style>
    <style:style style:name="T41" style:family="text">
      <style:text-properties fo:color="#000000" fo:font-size="12pt" fo:font-style="normal" fo:font-weight="normal" officeooo:rsid="003cc73d" style:font-size-asian="12pt" style:font-style-asian="normal" style:font-weight-asian="normal" style:font-size-complex="12pt" style:font-style-complex="normal" style:font-weight-complex="normal"/>
    </style:style>
    <style:style style:name="T42" style:family="text">
      <style:text-properties fo:color="#000000" fo:font-size="12pt" fo:font-style="normal" fo:font-weight="normal" officeooo:rsid="0045a93a"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font-size-asian="12pt" style:font-style-asian="normal" style:font-size-complex="12pt" style:font-style-complex="normal"/>
    </style:style>
    <style:style style:name="T44" style:family="text">
      <style:text-properties fo:color="#000000" fo:font-size="12pt" fo:font-style="normal" officeooo:rsid="003cc73d" style:font-size-asian="12pt" style:font-style-asian="normal" style:font-size-complex="12pt" style:font-style-complex="normal"/>
    </style:style>
    <style:style style:name="T45" style:family="text">
      <style:text-properties officeooo:rsid="0045664c"/>
    </style:style>
    <style:style style:name="T46" style:family="text">
      <style:text-properties officeooo:rsid="00473ab3"/>
    </style:style>
    <style:style style:name="T47" style:family="text">
      <style:text-properties officeooo:rsid="0019f6e5"/>
    </style:style>
    <style:style style:name="T48" style:family="text">
      <style:text-properties officeooo:rsid="00491b09"/>
    </style:style>
    <style:style style:name="T49" style:family="text">
      <style:text-properties style:font-name="Arial" fo:font-size="12pt" style:font-size-asian="12pt" style:font-name-complex="Arial1" style:font-size-complex="12pt"/>
    </style:style>
    <style:style style:name="T50" style:family="text">
      <style:text-properties style:font-name="Arial" fo:font-size="12pt" officeooo:rsid="0054297a" style:font-size-asian="12pt" style:font-name-complex="Arial1" style:font-size-complex="12pt"/>
    </style:style>
    <style:style style:name="T51" style:family="text">
      <style:text-properties style:font-name="Arial" fo:font-size="12pt" fo:font-weight="normal" style:font-size-asian="12pt" style:font-weight-asian="normal" style:font-name-complex="Arial1" style:font-size-complex="12pt" style:font-weight-complex="normal"/>
    </style:style>
    <style:style style:name="T52" style:family="text">
      <style:text-properties officeooo:rsid="004e9e3a"/>
    </style:style>
    <style:style style:name="T53" style:family="text">
      <style:text-properties officeooo:rsid="00505d3e"/>
    </style:style>
    <style:style style:name="T54" style:family="text">
      <style:text-properties officeooo:rsid="005782e9"/>
    </style:style>
    <style:style style:name="T55" style:family="text">
      <style:text-properties officeooo:rsid="005fdd82"/>
    </style:style>
    <style:style style:name="T56" style:family="text">
      <style:text-properties style:language-asian="es" style:country-asian="NI"/>
    </style:style>
    <style:style style:name="T57" style:family="text">
      <style:text-properties officeooo:rsid="0060cbde" style:language-asian="es" style:country-asian="NI"/>
    </style:style>
    <style:style style:name="T58" style:family="text">
      <style:text-properties officeooo:rsid="006275f4" style:language-asian="es" style:country-asian="NI"/>
    </style:style>
    <style:style style:name="T59" style:family="text">
      <style:text-properties officeooo:rsid="00659fb1" style:language-asian="es" style:country-asian="NI"/>
    </style:style>
    <style:style style:name="T60" style:family="text">
      <style:text-properties officeooo:rsid="00671cd9" style:language-asian="es" style:country-asian="NI"/>
    </style:style>
    <style:style style:name="T61" style:family="text">
      <style:text-properties officeooo:rsid="006a7478" style:language-asian="es" style:country-asian="NI"/>
    </style:style>
    <style:style style:name="T62" style:family="text">
      <style:text-properties officeooo:rsid="006ea010" style:language-asian="es" style:country-asian="NI"/>
    </style:style>
    <style:style style:name="T63" style:family="text">
      <style:text-properties fo:color="#800000" fo:font-weight="normal" style:language-asian="es" style:country-asian="NI" style:font-weight-asian="normal" style:font-weight-complex="normal"/>
    </style:style>
    <style:style style:name="T64" style:family="text">
      <style:text-properties fo:font-style="italic" style:language-asian="es" style:country-asian="NI" style:font-style-asian="italic"/>
    </style:style>
    <style:style style:name="T65" style:family="text">
      <style:text-properties fo:letter-spacing="0.026cm" style:font-name-complex="Arial1" style:font-style-complex="italic"/>
    </style:style>
    <style:style style:name="T66" style:family="text">
      <style:text-properties fo:letter-spacing="0.026cm" officeooo:rsid="006a7478" style:font-name-complex="Arial1"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Elementos basicos</text:p>
      <text:p text:style-name="P1"/>
      <text:p text:style-name="P49">Cautin</text:p>
      <text:p text:style-name="P1">El cautin tambien es conocido como un soldador electrico de estaño,funciona convirtiendo la energia en calor mediante una resistencia electrica que se calienta manteniendo una temperatura constante, normalmente <text:span text:style-name="T1">la temperatura de gradua desde los 50 grados hasta 450 grados. La temperatura de mantiene en el lapiz metalico del cautin, esta sirve para derretir el estaño y realizar soldaduras con mas presicion.</text:span></text:p>
      <text:p text:style-name="P1"/>
      <text:p text:style-name="P1"><text:tab/><text:tab/><text:span text:style-name="T2">Imagen de cautin</text:span></text:p>
      <text:p text:style-name="P21"><text:span text:style-name="T1">E</text:span>staño</text:p>
      <text:p text:style-name="P2"/>
      <text:p text:style-name="P4">Es un elemento quimico considerado un metal, posee un color blanco plateado y es facil de moldear. <text:span text:style-name="T3">Se usa como material para realizar soldaduras en componentes electronicos.</text:span></text:p>
      <text:p text:style-name="P4"/>
      <text:p text:style-name="P48"><text:tab/><text:tab/>Imagen de cautin</text:p>
      <text:p text:style-name="P3"/>
      <text:p text:style-name="P20"><text:span text:style-name="T1">d</text:span>estornilladores</text:p>
      <text:p text:style-name="P20"/>
      <text:p text:style-name="P5">Herramienta para atornillar o destornillar que consiste generalmente en una barra metálica<text:span text:style-name="T5">(caña o vastago)</text:span> sujeta a un mango y terminada en un extremo <text:span text:style-name="T5">llamado punta</text:span> que se adapta a la cabeza del tornillo. Los destornilladores pueden ser de diversos tipo, los mas comunes son los destornilladores en cruz(estrella), <text:span text:style-name="T4">de estrella de 5 o mas puntas, torx, hexagonales</text:span> y destornillador plano(ranura). </text:p>
      <text:p text:style-name="P5"/>
      <text:p text:style-name="P5">Los tamaños varian desde <text:span text:style-name="T4">el grosor y longitud de la barra metalica. Ver tabla de tamaños, grosor y tipos. La tabla no los muestra en relacion uno del otro valor, solo muestra la informacion en columnas independientes.</text:span></text:p>
      <text:p text:style-name="P5"/>
      <table:table table:name="Tabla1" table:style-name="Tabla1">
        <table:table-column table:style-name="Tabla1.A" table:number-columns-repeated="3"/>
        <table:table-row>
          <table:table-cell table:style-name="Tabla1.A1" office:value-type="string">
            <text:p text:style-name="P63"><text:span text:style-name="T7">diametro</text:span> de punta</text:p>
          </table:table-cell>
          <table:table-cell table:style-name="Tabla1.A1" office:value-type="string">
            <text:p text:style-name="P63">Longitud de vástago</text:p>
          </table:table-cell>
          <table:table-cell table:style-name="Tabla1.C1" office:value-type="string">
            <text:p text:style-name="P70">Clasificacion</text:p>
          </table:table-cell>
        </table:table-row>
        <table:table-row>
          <table:table-cell table:style-name="Tabla1.A2" office:value-type="string">
            <text:p text:style-name="P64">3 mm</text:p>
          </table:table-cell>
          <table:table-cell table:style-name="Tabla1.A2" office:value-type="string">
            <text:p text:style-name="P67">4 cm</text:p>
          </table:table-cell>
          <table:table-cell table:style-name="Tabla1.C2" office:value-type="string">
            <text:p text:style-name="P65">Plano</text:p>
          </table:table-cell>
        </table:table-row>
        <table:table-row>
          <table:table-cell table:style-name="Tabla1.A2" office:value-type="string">
            <text:p text:style-name="P66">4 mm</text:p>
          </table:table-cell>
          <table:table-cell table:style-name="Tabla1.A2" office:value-type="string">
            <text:p text:style-name="P68">10 cm</text:p>
          </table:table-cell>
          <table:table-cell table:style-name="Tabla1.C2" office:value-type="string">
            <text:p text:style-name="P65">cruz</text:p>
          </table:table-cell>
        </table:table-row>
        <table:table-row>
          <table:table-cell table:style-name="Tabla1.A2" office:value-type="string">
            <text:p text:style-name="P68">5 mm</text:p>
          </table:table-cell>
          <table:table-cell table:style-name="Tabla1.A2" office:value-type="string">
            <text:p text:style-name="P68">15 cm</text:p>
          </table:table-cell>
          <table:table-cell table:style-name="Tabla1.C2" office:value-type="string">
            <text:p text:style-name="P65">estrella</text:p>
          </table:table-cell>
        </table:table-row>
        <table:table-row>
          <table:table-cell table:style-name="Tabla1.A2" office:value-type="string">
            <text:p text:style-name="P68">6 mm</text:p>
          </table:table-cell>
          <table:table-cell table:style-name="Tabla1.A2" office:value-type="string">
            <text:p text:style-name="P68">20 cm</text:p>
          </table:table-cell>
          <table:table-cell table:style-name="Tabla1.C2" office:value-type="string">
            <text:p text:style-name="P65">torx</text:p>
          </table:table-cell>
        </table:table-row>
        <table:table-row>
          <table:table-cell table:style-name="Tabla1.A2" office:value-type="string">
            <text:p text:style-name="P65"><text:span text:style-name="T6">7</text:span> mm</text:p>
          </table:table-cell>
          <table:table-cell table:style-name="Tabla1.A2" office:value-type="string">
            <text:p text:style-name="P69">32 cm</text:p>
          </table:table-cell>
          <table:table-cell table:style-name="Tabla1.C2" office:value-type="string">
            <text:p text:style-name="P65">pentaloble</text:p>
          </table:table-cell>
        </table:table-row>
        <table:table-row>
          <table:table-cell table:style-name="Tabla1.A2" office:value-type="string">
            <text:p text:style-name="P65"><text:span text:style-name="T6">8</text:span> mm</text:p>
          </table:table-cell>
          <table:table-cell table:style-name="Tabla1.A2" office:value-type="string">
            <text:p text:style-name="Table_20_Contents"/>
          </table:table-cell>
          <table:table-cell table:style-name="Tabla1.C2" office:value-type="string">
            <text:p text:style-name="P65">Hexagonal</text:p>
          </table:table-cell>
        </table:table-row>
        <table:table-row>
          <table:table-cell table:style-name="Tabla1.A2" office:value-type="string">
            <text:p text:style-name="P65"><text:span text:style-name="T6">9</text:span> mm</text:p>
          </table:table-cell>
          <table:table-cell table:style-name="Tabla1.A2" office:value-type="string">
            <text:p text:style-name="Table_20_Contents"/>
          </table:table-cell>
          <table:table-cell table:style-name="Tabla1.C2" office:value-type="string">
            <text:p text:style-name="P65">Spanner</text:p>
          </table:table-cell>
        </table:table-row>
        <table:table-row>
          <table:table-cell table:style-name="Tabla1.A2" office:value-type="string">
            <text:p text:style-name="P65"><text:span text:style-name="T6">10</text:span> mm</text:p>
          </table:table-cell>
          <table:table-cell table:style-name="Tabla1.A2" office:value-type="string">
            <text:p text:style-name="Table_20_Contents"/>
          </table:table-cell>
          <table:table-cell table:style-name="Tabla1.C2" office:value-type="string">
            <text:p text:style-name="P65"/>
          </table:table-cell>
        </table:table-row>
        <table:table-row>
          <table:table-cell table:style-name="Tabla1.A2" office:value-type="string">
            <text:p text:style-name="P65"/>
          </table:table-cell>
          <table:table-cell table:style-name="Tabla1.A2" office:value-type="string">
            <text:p text:style-name="Table_20_Contents"/>
          </table:table-cell>
          <table:table-cell table:style-name="Tabla1.C2" office:value-type="string">
            <text:p text:style-name="P65"/>
          </table:table-cell>
        </table:table-row>
        <table:table-row>
          <table:table-cell table:style-name="Tabla1.A2" office:value-type="string">
            <text:p text:style-name="P65"/>
          </table:table-cell>
          <table:table-cell table:style-name="Tabla1.A2" office:value-type="string">
            <text:p text:style-name="P67"/>
          </table:table-cell>
          <table:table-cell table:style-name="Tabla1.C2" office:value-type="string">
            <text:p text:style-name="P65"/>
          </table:table-cell>
        </table:table-row>
      </table:table>
      <text:p text:style-name="P5"/>
      <text:p text:style-name="P5"/>
      <text:p text:style-name="P5"><text:tab/><text:span text:style-name="T15">Tuercas</text:span></text:p>
      <text:p text:style-name="P6">Normalmente es un pieza metalica con un orificio en el centro el cual presenta un rosca, se utiliza para fijar un tornillo en forma fija. La tuerca permite sujetar y fijar uniones de elementos desmontables, en <text:soft-page-break/>ocaciones se le puede colocar una o mas arandelas para realizar un mejor soporte y la uniones queden totalmente ajustadas.</text:p>
      <text:p text:style-name="P6"/>
      <text:p text:style-name="P6">Las arandelas varian de tamano del diametro, esta debe poseer el diametro del tornillo al cual va a sujetar. Ver descripcion de diametro en la tabla de diametro de punta <text:span text:style-name="T9">del tornillo </text:span>.<text:span text:style-name="T8">L</text:span>a mayoria de las tuercas suelen ser hexagonales <text:span text:style-name="T8">o cuadradas.</text:span></text:p>
      <text:p text:style-name="P6"/>
      <text:p text:style-name="P6"/>
      <text:p text:style-name="P19">Tornillos</text:p>
      <text:p text:style-name="P7"/>
      <text:p text:style-name="P8">es un <text:span text:style-name="T10">elemento metalico de forma cilindrica, es utilizado para sujetar dos piezas a las cuales se les perfora un agujero para que el tornillo la atraviese, normalmente posee un forma de rosca a la cual se le adhiere una tuerca para sujetarlo bien, tambien posee una cabeza la cual puede ser de diferentes tipos a como lo muestra los tipos de destornilladores. Ver tabla 1.</text:span></text:p>
      <text:p text:style-name="P8"/>
      <text:p text:style-name="P18">Arandela</text:p>
      <text:p text:style-name="P9"/>
      <text:p text:style-name="P10">una arandela es un disco metalico o plastico con un agujero en el centro, normalmente se utiliza para soprtar una carga de apriete. <text:span text:style-name="T11">Es importante colocar la arandela en la cabeza del tornillo para evitar la corrosion y ayudar a sujetar la superficie a acoplar.</text:span></text:p>
      <text:p text:style-name="P10"/>
      <text:p text:style-name="P22">Lija</text:p>
      <text:p text:style-name="P10"/>
      <text:p text:style-name="P14">la lija o papel lija es una herramienta, consiste en un papel al cual se le ha ahregado un material abrasivo como el polvo de vidrio o esmeril. Se utiliza para dejar lisa una superficie rugosa, tambien para dar forma de manera mas detallada, es muy utilizado en la carpinteria para dejar la superficie de la madera. Tambien existen varios tipos de <text:s/>grosor para dejar diferentes acabados.</text:p>
      <text:p text:style-name="P11"/>
      <text:p text:style-name="P23">Cortadora-peladora de cable</text:p>
      <text:p text:style-name="P11"/>
      <text:p text:style-name="P15">Comunmente la cortadora de cables es una herramiente que facilita pelar cables y cortarlos, tiene forma de tenaza pero posee filo para cortar cables y en la punta de la pinza posee agujeron que forman diferentes tamaños de circulos para cortar unicamente el cable aislante y dejar intacto el cable de cobre.</text:p>
      <text:p text:style-name="P11"/>
      <text:p text:style-name="P17">Tubo aislante termocontractil</text:p>
      <text:p text:style-name="P12"/>
      <text:p text:style-name="P12">El tuvo termocontractil tiene la particularidad de funcionar como terminador de conector o agrupador de cables, tiene la propiedad de contraerse aproximadamente 50% de su tamaño original cuando es expuesto al calor ya sea por una pistola de calentamiento o por la exposicion al fuego. </text:p>
      <text:p text:style-name="P12"/>
      <text:p text:style-name="P16">Sierra</text:p>
      <text:p text:style-name="P13"/>
      <text:p text:style-name="P13">La sierra es una herramienta que sirve para cortar madera u otro material. Posee una hoja con filo que permite cortar mediante un continuo movimiente al cual se le aplica fuerza sobre el material a cortar. </text:p>
      <text:p text:style-name="P13"/>
      <text:p text:style-name="P16">Multimetro</text:p>
      <text:p text:style-name="P13"><text:s/><text:span text:style-name="T12">el multimetro o tester es un instrumento electrico portatil para medir directamente magnitudes electricas activas, como corrientes (alternas y directas), voltaje y continuidad.</text:span></text:p>
      <text:p text:style-name="P13"/>
      <text:p text:style-name="P75"><text:soft-page-break/>conectores electrico- <text:span text:style-name="T13">cable jst</text:span></text:p>
      <text:p text:style-name="P73"/>
      <text:p text:style-name="P74">el cable jst tambien llamado BEC, son conectores que ayudan a realizar uniones entre diferentes componentes, son practicos al momente de desconectar un componente ya que la entrada que utiliza proporciona facilidad de desacople. Tambien ayuda a no invertir la polaridad. Las entradas pueden ser <text:s/>de conexiones machos o hembras.</text:p>
      <text:p text:style-name="P74"/>
      <text:p text:style-name="P71"/>
      <text:p text:style-name="P72"/>
      <text:p text:style-name="P24">Electronica Basica</text:p>
      <text:p text:style-name="P24"><text:s/></text:p>
      <text:p text:style-name="P37">cortar y pelar cables</text:p>
      <text:p text:style-name="P26"/>
      <text:p text:style-name="P27">Imagenes. Y explicacion de la imagen</text:p>
      <text:p text:style-name="P27"/>
      <text:p text:style-name="P38">Soldadura</text:p>
      <text:p text:style-name="P38"/>
      <text:p text:style-name="P28">para realizar la soldadura necesitamos estaño y un cautin. </text:p>
      <text:p text:style-name="P28"/>
      <text:p text:style-name="P29">1. Conectar el cautin a al toma corriente y encerder el switch</text:p>
      <text:p text:style-name="P29"/>
      <text:p text:style-name="P55">Imagen </text:p>
      <text:p text:style-name="P29"/>
      <text:p text:style-name="P29">2. hacer una prueba antes de soldar sobre una tarjeta perforada, colocar la punta del cautin sobre el estaño.</text:p>
      <text:p text:style-name="P29"/>
      <text:p text:style-name="P54">Imagen</text:p>
      <text:p text:style-name="P54"/>
      <text:p text:style-name="P30">3. calentar con la punta del cautin el componente a fijar en la placa y colocar el estaño sobre el, asi el estaño se derretirá y fijara la soldadura. Tambien se puede hacer directamente calentado el estaño con el cautin.</text:p>
      <text:p text:style-name="P56"><text:s/>imagen </text:p>
      <text:p text:style-name="P56"/>
      <text:p text:style-name="P30">4. por cada soldadura es recomendable hacer una limpieza de la punta del cautin, esto se realiza de la siguiente manera:</text:p>
      <text:p text:style-name="P30">primero debemor mantener caliente el cautin (ya que es mas facil quitar el estaño y porque seguramente volveras a soldar otro componente).</text:p>
      <text:p text:style-name="P30"/>
      <text:p text:style-name="P30"/>
      <text:p text:style-name="P39">Voltaje</text:p>
      <text:p text:style-name="P39"/>
      <text:p text:style-name="P40"><text:span text:style-name="T18">El voltaje es una magnitud física, con la cual podemos cuantificar o “medir” la diferencia de potencial eléctrico o la tensión eléctrica entre dos puntos, y es medible mediante un aparato llamado </text:span><text:span text:style-name="T19">mu</text:span><text:span text:style-name="T18">ltímetro. En cada país el voltaje estándar de corriente eléctrica tiene un número específico, aunque en muchos son compartidos. Por ejemplo, en la mayoría de los países de América Latina el voltaje estándar es de 220 voltios.</text:span><text:line-break/></text:p>
      <text:p text:style-name="P40"><text:span text:style-name="Strong_20_Emphasis"><text:span text:style-name="T18">cantidad de voltios que actúan en un aparato o en un sistema eléctrico</text:span></text:span><text:span text:style-name="T18">. De esta forma, el voltaje, que </text:span><text:soft-page-break/><text:span text:style-name="T18">también es conocido como </text:span><text:span text:style-name="Strong_20_Emphasis"><text:span text:style-name="T18">tensión</text:span></text:span><text:span text:style-name="T18"> o </text:span><text:span text:style-name="Strong_20_Emphasis"><text:span text:style-name="T18">diferencia de potencial</text:span></text:span><text:span text:style-name="T18">, es la presión que una fuente de suministro de </text:span><text:span text:style-name="Strong_20_Emphasis"><text:span text:style-name="T19">energia electrica</text:span></text:span><text:span text:style-name="T18"> o </text:span><text:span text:style-name="Strong_20_Emphasis"><text:span text:style-name="T18">fuerza electromotriz</text:span></text:span><text:span text:style-name="T18"> ejerce sobre las cargas eléctricas o electrones en un circuito eléctrico cerrado. De esta forma, se establece el </text:span><text:span text:style-name="Strong_20_Emphasis"><text:span text:style-name="T18">flujo de una corriente eléctrica</text:span></text:span><text:span text:style-name="T18">.</text:span></text:p>
      <text:p text:style-name="P44"/>
      <text:p text:style-name="P45">Energia</text:p>
      <text:p text:style-name="P45"/>
      <text:p text:style-name="P57"><text:span text:style-name="T29">El termino energia tiene diferentes definiciones, </text:span><text:span text:style-name="T30">definiremos </text:span><text:span text:style-name="T28">La </text:span><text:span text:style-name="T30">energía eléctrica,esta</text:span><text:span text:style-name="T28"> se manifiesta como corriente </text:span><text:span text:style-name="T30">eléctrica</text:span><text:span text:style-name="T28">, es decir, como el movimiento de cargas eléctricas negativas, o electrones, a través de un cable conductor metálico como consecuencia de la diferencia de potencial que un generador esté aplicando en sus extremos.</text:span><text:span text:style-name="T31"><text:line-break/></text:span></text:p>
      <text:p text:style-name="P47">Corriente</text:p>
      <text:p text:style-name="P47"/>
      <text:p text:style-name="P58"><text:span text:style-name="T34">La corriente </text:span><text:span text:style-name="T35">directa o </text:span><text:span text:style-name="T34">continua </text:span><text:span text:style-name="T33">se refiere al flujo continuo de </text:span><text:span text:style-name="T32">carga electrica</text:span><text:span text:style-name="T33"> a través de un </text:span><text:span text:style-name="T32">conductor</text:span><text:span text:style-name="T33"> entre dos puntos de distinto </text:span><text:span text:style-name="T32">potencial</text:span><text:span text:style-name="T33">, que no cambia de sentido con el tiempo. <text:s/></text:span><text:span text:style-name="T32">E</text:span><text:span text:style-name="T33">n la corriente continua las </text:span><text:span text:style-name="T32">cargas electricas</text:span><text:span text:style-name="T33"> circulan siempre en la misma dirección, tal como ocurre en las baterías, las dinamos o en cualquier otra fuente generadora de ese tipo de corriente eléctrica.</text:span><text:span text:style-name="T36"><text:line-break/></text:span></text:p>
      <text:p text:style-name="P58"><text:span text:style-name="T36">C</text:span><text:span text:style-name="T37">orriente alterna, </text:span><text:span text:style-name="T39">posee un flujo variante en cuanto a magnitud y sentido. </text:span><text:span text:style-name="T38">La característica principal de una corriente alterna es que durante un instante de tiempo un polo es negativo y el otro positivo, mientras que en el instante siguiente las polaridades se invierten tantas veces como ciclos por segundo o hertz posea esa corriente. No obstante, aunque se produzca un constante cambio de polaridad, la corriente siempre fluirá del polo negativo al positivo.</text:span></text:p>
      <text:p text:style-name="P31"/>
      <text:p text:style-name="P31"/>
      <text:p text:style-name="P42">Polo <text:s/>a tierra</text:p>
      <text:p text:style-name="P32">Un polo a tierra o puesta a tierra es un mecanismo de protección contra la corriente (una sobrecarga, un corto o un choque eléctrico), su función básicamente es desviar estas sobrecargas asía la tierra y así proteger a las personas o a los aparatos que están conectados a una toma.</text:p>
      <text:p text:style-name="P41"/>
      <text:p text:style-name="P41"><text:span text:style-name="T18">Esto quiere decir que cierto sector de las instalaciones está unido, a través de un conductor, a la tierra para que, en caso de una derivación imprevista de la </text:span><text:span text:style-name="Strong_20_Emphasis"><text:span text:style-name="T20">corriente</text:span></text:span><text:span text:style-name="T18"> o de una falla de los aislamientos, las personas no se electrocuten al entrar en contacto con los dispositivos conectados a dicha instalación.</text:span></text:p>
      <text:p text:style-name="P46"><text:line-break/></text:p>
      <text:p text:style-name="P76">Señal eléctrica analógica</text:p>
      <text:p text:style-name="P79"><text:span text:style-name="T40">E</text:span><text:span text:style-name="T41">s aquella en la que los valores de la tensión o </text:span><text:span text:style-name="T40">voltaje </text:span><text:span text:style-name="T41">varían constantemente en forma de </text:span><text:span text:style-name="T40">corriente alterna</text:span><text:span text:style-name="T41">, incrementando su valor con signo eléctrico positivo (+) durante medio ciclo y disminuyéndolo a continuación con signo eléctrico negativo (–) en el medio ciclo siguiente. </text:span></text:p>
      <text:p text:style-name="P77"/>
      <text:p text:style-name="P80"><text:span text:style-name="T44">S</text:span><text:span text:style-name="T43">eñal electrica digital</text:span></text:p>
      <text:p text:style-name="P33">La señal digital comprende valores discretos entre 0 y 1, el conjunto de estos valores poseen una informacion codificada. Los sistemas que emplean señales digitales usan logica binaria de dos estados unicamente, 0-1, que indican el estado alto o bajo de la tension electrica.</text:p>
      <text:p text:style-name="P33"/>
      <text:p text:style-name="P43"><text:soft-page-break/>Uso del multimetro</text:p>
      <text:p text:style-name="P43"/>
      <text:p text:style-name="P34"><text:tab/><text:span text:style-name="T45">Familiarizarse con el dispositivo</text:span></text:p>
      <text:p text:style-name="P34"><text:tab/><text:tab/><text:span text:style-name="T45">Conectores</text:span></text:p>
      <text:p text:style-name="P34"><text:tab/><text:tab/><text:span text:style-name="T45">Cambio de baterias</text:span></text:p>
      <text:p text:style-name="P34"><text:tab/><text:span text:style-name="T45">Medir resistencia</text:span></text:p>
      <text:p text:style-name="P34"><text:tab/><text:span text:style-name="T45">medir voltaje</text:span></text:p>
      <text:p text:style-name="P34"><text:tab/><text:span text:style-name="T45">medir amperios</text:span></text:p>
      <text:p text:style-name="P35">consejos<text:line-break/></text:p>
      <text:p text:style-name="P59"><text:span text:style-name="T42"><text:tab/></text:span>Si el multímetro deja de funcionar, comprueba el fusible. Podrás comprar un repuesto en una ferretería como Radio Shack, etc. </text:p>
      <text:list xml:id="list7203068444789973177" text:style-name="L1">
        <text:list-item>
          <text:p text:style-name="P159">Cuando vayas a comprobar la continuidad en cualquier aparato o circuito, corta la energía. El multímetro tiene su propia fuente de energía en la batería interna. Dejar la electricidad encendida mientras evalúas la resistencia dañará el medidor. </text:p>
        </text:list-item>
      </text:list>
      <text:p text:style-name="P35"/>
      <text:p text:style-name="P36">Abvertencia</text:p>
      <text:list xml:id="list8940816602305841897" text:style-name="L2">
        <text:list-item>
          <text:p text:style-name="P145">Respeta la electricidad. Si no sabes algo en particular, pregúntale a alguien con más experiencia. </text:p>
        </text:list-item>
      </text:list>
      <text:list xml:id="list7524687819091203253" text:style-name="L3">
        <text:list-item>
          <text:p text:style-name="P161"><text:span text:style-name="T14">Siempre</text:span> revisa el buen funcionamiento del multímetro en una fuente de corriente verificada. Un medidor estropeado indicará 0 voltios independientemente de la tensión real. </text:p>
        </text:list-item>
        <text:list-item>
          <text:p text:style-name="P160"><text:span text:style-name="T14">Nunca</text:span> conectes el medidor a los bornes de una batería o una fuente de voltaje si el selector está colocado para medir la corriente (amperios). Esta es la forma más segura de fundir un medidor. </text:p>
        </text:list-item>
      </text:list>
      <text:p text:style-name="P81"><text:span text:style-name="T46">C</text:span>oncepto de Sensor</text:p>
      <text:p text:style-name="P81"/>
      <text:p text:style-name="P107"><text:span text:style-name="T18">Un sensor es un objeto capaz de detectar magnitudes físicas o químicas, llamadas variables de instrumentación, y transformarlas en variables eléctricas. Las variables de instrumentación pueden ser por ejemplo: intensidad lumínica, temperatura, distancia, aceleración, inclinación, presión,desplazamiento, fuerza, torsión, humedad </text:span><text:span text:style-name="T21">y</text:span><text:span text:style-name="T18"> movimiento. Una magnitud eléctrica puede ser una </text:span><text:span text:style-name="T21">resistencia electrica</text:span><text:span text:style-name="T18"> </text:span><text:span text:style-name="T21">[</text:span><text:span text:style-name="T18">como en una , una </text:span><text:span text:style-name="T21">capacidad electrica </text:span><text:span text:style-name="T18">(como en un </text:span><text:span text:style-name="T21">sensor de humedad</text:span><text:span text:style-name="T18">), una </text:span><text:span text:style-name="T21">tension electrica </text:span><text:span text:style-name="T18">(como en un </text:span><text:span text:style-name="T21">termopar</text:span><text:span text:style-name="T18">), una </text:span><text:span text:style-name="T21">corriente electrica</text:span><text:span text:style-name="T18"> (como en un </text:span><text:span text:style-name="T21">fototransistor</text:span><text:span text:style-name="T18">)</text:span><text:span text:style-name="T21">].</text:span></text:p>
      <text:p text:style-name="P78"><text:span text:style-name="T46">E</text:span>l sensor está siempre en contacto con la variable de instrumentación con lo que puede decirse también que es un dispositivo que aprovecha una de sus propiedades con el fin de adaptar la señal que mide para que la pueda interpretar otro dispositivo. Como por ejemplo el <text:span text:style-name="T46">termometro</text:span> de mercurio que aprovecha la propiedad que posee el mercurio de dilatarse o contraerse por la acción de la temperatura. Un sensor también puede decirse que es un dispositivo que convierte una forma de energía en otra.</text:p>
      <text:p text:style-name="P78">Los sensores pueden estar conectados a un computador para obtener ventajas como son el acceso a la toma de valores desde el sensor,una base de datos, etc.</text:p>
      <text:p text:style-name="P78">Por ejemplo<text:span text:style-name="T48">s</text:span>: existen sensores que se instalan en los vehículos y que detectan cuando la velocidad de desplazamiento supera la permitida; en esos casos, emiten un <text:span text:style-name="T22">sonido</text:span> que alerta al conductor y a los pasajeros. </text:p>
      <text:p text:style-name="Text_20_body">Otro tipo de sensor muy habitual es aquel que se instala en la puerta de entrada de las viviendas y <text:soft-page-break/>reacciona ante el movimiento. Si una <text:span text:style-name="T22">persona</text:span> se acerca al sensor, éste emite una señal y se enciende una lámpara. La utilización de estos sensores está vinculada a la <text:span text:style-name="Strong_20_Emphasis"><text:span text:style-name="T22">seguridad</text:span></text:span>, ya que evitan que alguien aproveche la oscuridad para ocultarse e ingresar en la casa sin ser advertido.</text:p>
      <text:p text:style-name="P144"/>
      <text:p text:style-name="P81">tipos de sensores <text:span text:style-name="T47">y su funcion</text:span></text:p>
      <text:p text:style-name="P81"/>
      <text:p text:style-name="P82">Sensores digitales </text:p>
      <text:p text:style-name="P82"><text:tab/><text:span text:style-name="T23">Los sensores digitales producen una señal de salida digital, en la forma un conjunto de series de pulsaciones que pueden ser contadas. </text:span><text:span text:style-name="T24">Existen dos tipos de sensores digitales, los sensores digitales que reciben <text:s/>señal analogica </text:span></text:p>
      <text:p text:style-name="P82"/>
      <text:p text:style-name="P82">Sensores analogicos </text:p>
      <text:p text:style-name="P82"><text:tab/></text:p>
      <text:p text:style-name="P82"/>
      <text:p text:style-name="P82"/>
      <text:p text:style-name="P100"/>
      <text:p text:style-name="P101"><text:tab/>componentes electronicos</text:p>
      <text:p text:style-name="P101"/>
      <text:p text:style-name="P103">resistencias: descripcion, codigo de colores.</text:p>
      <text:p text:style-name="P103"/>
      <text:p text:style-name="P109">Se opone al paso de la corriente eléctrica en un circuito, dando como resultado a un cambio en la tensión y en dicha corriente. El valor de las resistencias se mide en ohmios. Las bandas de colores en un lado de la resistencia.</text:p>
      <text:p text:style-name="P109"/>
      <text:p text:style-name="P115">Diodo</text:p>
      <text:p text:style-name="P111"/>
      <text:p text:style-name="P132"><text:span text:style-name="T52">el diodo es un componente que c</text:span>onduce la electricidad en una sola dirección. Es útil usarlo en un circuito con un motor o una carga que consuma una gran cantidad de corriente eléctrica. Los diodos tienen polaridad, esto quiere decir que hay que colocarlos de una forma determinada (polarizado) dentro del circuito. Colocado de esta manera (correctamente polarizado) permite que la corriente eléctrica pase a través de él. Colocado al revés (inversamente polarizado) no deja pasar la corriente eléctrica. <text:span text:style-name="T52">El diodo posee dos terminales, para reconocer la terminal positiva </text:span>normalmente se indica mediante una franja de color blanco en uno de los lados del cuerpo del Diodo.</text:p>
      <text:p text:style-name="P112"/>
      <text:p text:style-name="P113">LEDs</text:p>
      <text:p text:style-name="P108">Un tipo de diodo que emite luz cuando la corriente lo atraviesa. Como en todos los diodos, la corriente solo fluye en un sentido a través de estos componentes. Estará probablemente familiarizado con ellos al verlos como indicadores dentro de una gran variedad de dispositivos electrónicos. El <text:span text:style-name="T53">la terminal mas larga </text:span><text:s/>normalmente se conecta al positivo de la alimentación.</text:p>
      <text:p text:style-name="P108"/>
      <text:p text:style-name="P136">Capacitores </text:p>
      <text:p text:style-name="P133">Estos componentes almacenan y devuelven energía eléctrica en un circuito. Cuando el voltaje del circuito es más alto que el que está almacenado en el condensador, la corriente fluye del circuito al condensador, dándole una carga. Cuando la tensión del circuito es más <text:soft-page-break/>baja, la energía eléctrica almacenada en el condensador es devuelta al circuito. A menudo se colocan entre los terminales positivo y negativo de una alimentación de un sensor o un motor para ayudar a suavizar las fluctuaciones de tensión que se puedan producir.</text:p>
      <text:p text:style-name="P133"/>
      <text:p text:style-name="P142"/>
      <text:p text:style-name="P137">Push button</text:p>
      <text:p text:style-name="P133">Es un dispositivo pulsador o interruptor, su función consiste en activar el flujo de corriente mientras son activados o presionados.</text:p>
      <text:p text:style-name="P133"/>
      <text:p text:style-name="P138">Conector jack USB hembra tipo B</text:p>
      <text:p text:style-name="P134">Recibe señales de un cable USB, siendo estas señales información o simplemente alimentación eléctrica.</text:p>
      <text:p text:style-name="P134"/>
      <text:p text:style-name="P139">Transistor</text:p>
      <text:p text:style-name="P135">Componente de tres terminales que puede trabajar como un interruptor electrónico. Es útil para controlar corrientes y tensiones grandes como la de los motores.</text:p>
      <text:p text:style-name="P135"/>
      <text:p text:style-name="P139">Zocalo</text:p>
      <text:p text:style-name="P135">Es el dispositivo para conectar circuitos integrados en circuitos impresos, sin realizar soldadura. Esto evita someter a temperatura excesiva a los integrados u otros dispositivos, que puede dañarlos; además permite el reemplazo del componente sin pasar por un proceso de desoldadura y soldadura.</text:p>
      <text:p text:style-name="P135"/>
      <text:p text:style-name="P139">Pines machos</text:p>
      <text:p text:style-name="P135">Estos pines se conectan en zócalos hembra, como los que tiene una placa de pruebas. Permiten conectar otros elementos electrónicos con mucha facilidad.</text:p>
      <text:p text:style-name="P135"/>
      <text:p text:style-name="P139">Pines Hembras</text:p>
      <text:p text:style-name="P135">Se aloja a una placa y su función consiste en conectar pines Machos.</text:p>
      <text:p text:style-name="P135"/>
      <text:p text:style-name="P139">Cristal</text:p>
      <text:p text:style-name="P135">Es un sistema que cambia de estado con un cierta periodicidad respondiendo a un estímulo de tipo externo, o natural, y en su realimentación incluye un resonador piezoeléctrico.</text:p>
      <text:p text:style-name="P135"/>
      <text:p text:style-name="P139">Puente H (Driver <text:s/>l293D)</text:p>
      <text:p text:style-name="P143">Se trata de un circuito que permite controlar la polaridad de la tensión aplicada a un carga. El puente-H en el kit es un circuito integrado, pero se puede construir a partir de un número determinado de componentes discretos (resistencias, condensadores y transistores).</text:p>
      <text:p text:style-name="P135"/>
      <text:p text:style-name="P139">Jumper</text:p>
      <text:p text:style-name="P135">Es un elemento que permite cerrar el circuito eléctrico del que forma parte dos conexiones.</text:p>
      <text:p text:style-name="P135"/>
      <text:p text:style-name="P139">Integrado UNL2803</text:p>
      <text:p text:style-name="P135">Es un arreglo de transistores Darlington que ofrecen 8 salidas de alta corriente, para impulsar dispositivos como: relays, motores, solenoides, bombillas de filamento, series de LEDs, displays, etc.</text:p>
      <text:p text:style-name="P135"/>
      <text:p text:style-name="P139">Microcontrolador PIC 18F4550</text:p>
      <text:p text:style-name="P135">Es un circuito integrado programable, capaz de ejecutar las órdenes grabadas en su <text:soft-page-break/>memoria. Está compuesto de varios bloques funcionales, los cuales cumplen una tarea específica.</text:p>
      <text:p text:style-name="P135"/>
      <text:p text:style-name="P141">Conocimiento basico de Icaro</text:p>
      <text:p text:style-name="P116">Introduccion a proyecto Icaro</text:p>
      <text:p text:style-name="P114"/>
      <text:p text:style-name="P60"><text:span text:style-name="T50">El proyecto </text:span><text:span text:style-name="T49">Ícaro es un conjunto de hardware, software y documentación para facilitar electrónica educativa en países de bajos recursos económicos, como una alternativa a costosos sistemas que sostienen licencias de software y patentes de hardware en sus productos. Es una manera sencilla de combinar la electrónica y la programación para desarrollar un entorno </text:span><text:span text:style-name="T51">robótico para utilizarlo en aulas de clase como medio para el aprendizaje.</text:span></text:p>
      <text:p text:style-name="P110">Es un proyecto creado por Valentín Basel de Argentina, que ha tomado relevancia en la comunidad de software libre de fedora en Latinoamérica</text:p>
      <text:p text:style-name="P118"/>
      <text:p text:style-name="P119">Falta...</text:p>
      <text:p text:style-name="P110"/>
      <text:p text:style-name="P110"/>
      <text:p text:style-name="P117">lista de componentes</text:p>
      <text:p text:style-name="P120"/>
      <text:p text:style-name="P120"/>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21"/>
          </table:table-cell>
          <table:table-cell table:style-name="Tabla2.A1" office:value-type="string">
            <text:p text:style-name="P123">Cantidad</text:p>
          </table:table-cell>
          <table:table-cell table:style-name="Tabla2.A1" office:value-type="string">
            <text:p text:style-name="P123">Componente</text:p>
          </table:table-cell>
          <table:table-cell table:style-name="Tabla2.A1" office:value-type="string">
            <text:p text:style-name="P123">Ubicación</text:p>
          </table:table-cell>
        </table:table-row>
        <table:table-row table:style-name="Tabla2.1">
          <table:table-cell table:style-name="Tabla2.A2" office:value-type="string">
            <text:p text:style-name="P122">1</text:p>
          </table:table-cell>
          <table:table-cell table:style-name="Tabla2.B2" office:value-type="string">
            <text:p text:style-name="P124">11</text:p>
          </table:table-cell>
          <table:table-cell table:style-name="Tabla2.C2" office:value-type="string">
            <text:p text:style-name="P125">Resistencias 470 Ohm – ¼ Watts</text:p>
          </table:table-cell>
          <table:table-cell table:style-name="Tabla2.D2" office:value-type="string">
            <text:p text:style-name="P125">R1 R2 R3 R4 R5 R6 R7 R8 R9 R12 R17</text:p>
          </table:table-cell>
        </table:table-row>
        <table:table-row table:style-name="Tabla2.1">
          <table:table-cell table:style-name="Tabla2.A1" office:value-type="string">
            <text:p text:style-name="P122">2</text:p>
          </table:table-cell>
          <table:table-cell table:style-name="Tabla2.B3" office:value-type="string">
            <text:p text:style-name="P124">5</text:p>
          </table:table-cell>
          <table:table-cell table:style-name="Tabla2.C3" office:value-type="string">
            <text:p text:style-name="P125">Resistencias 10k Ohm – ¼ Watts</text:p>
          </table:table-cell>
          <table:table-cell table:style-name="Tabla2.B3" office:value-type="string">
            <text:p text:style-name="P125">R11 R13 R14 R15 R16</text:p>
          </table:table-cell>
        </table:table-row>
        <table:table-row table:style-name="Tabla2.1">
          <table:table-cell table:style-name="Tabla2.A2" office:value-type="string">
            <text:p text:style-name="P122">3</text:p>
          </table:table-cell>
          <table:table-cell table:style-name="Tabla2.B2" office:value-type="string">
            <text:p text:style-name="P124">2</text:p>
          </table:table-cell>
          <table:table-cell table:style-name="Tabla2.C4" office:value-type="string">
            <text:p text:style-name="P125">Capacitadores cerámicos 22pF</text:p>
          </table:table-cell>
          <table:table-cell table:style-name="Tabla2.D2" office:value-type="string">
            <text:p text:style-name="P125">C2 C3</text:p>
          </table:table-cell>
        </table:table-row>
        <table:table-row table:style-name="Tabla2.1">
          <table:table-cell table:style-name="Tabla2.A1" office:value-type="string">
            <text:p text:style-name="P122">4</text:p>
          </table:table-cell>
          <table:table-cell table:style-name="Tabla2.B3" office:value-type="string">
            <text:p text:style-name="P124">5</text:p>
          </table:table-cell>
          <table:table-cell table:style-name="Tabla2.C5" office:value-type="string">
            <text:p text:style-name="P125">Capacitadores cerámicos 0.1uF</text:p>
          </table:table-cell>
          <table:table-cell table:style-name="Tabla2.B3" office:value-type="string">
            <text:p text:style-name="P125">C9 C10 C11 (C12 C13)</text:p>
          </table:table-cell>
        </table:table-row>
        <table:table-row table:style-name="Tabla2.1">
          <table:table-cell table:style-name="Tabla2.A2" office:value-type="string">
            <text:p text:style-name="P122">5</text:p>
          </table:table-cell>
          <table:table-cell table:style-name="Tabla2.B2" office:value-type="string">
            <text:p text:style-name="P124">1</text:p>
          </table:table-cell>
          <table:table-cell table:style-name="Tabla2.C6" office:value-type="string">
            <text:p text:style-name="P125">Capacitador cerámico 220nF</text:p>
          </table:table-cell>
          <table:table-cell table:style-name="Tabla2.D2" office:value-type="string">
            <text:p text:style-name="P125">C1</text:p>
          </table:table-cell>
        </table:table-row>
        <table:table-row table:style-name="Tabla2.1">
          <table:table-cell table:style-name="Tabla2.A1" office:value-type="string">
            <text:p text:style-name="P122">6</text:p>
          </table:table-cell>
          <table:table-cell table:style-name="Tabla2.B3" office:value-type="string">
            <text:p text:style-name="P124">1</text:p>
          </table:table-cell>
          <table:table-cell table:style-name="Tabla2.C7" office:value-type="string">
            <text:p text:style-name="P125">Capacitador Electrolítico 10uF 16V</text:p>
          </table:table-cell>
          <table:table-cell table:style-name="Tabla2.B3" office:value-type="string">
            <text:p text:style-name="P125">C5</text:p>
          </table:table-cell>
        </table:table-row>
        <table:table-row table:style-name="Tabla2.1">
          <table:table-cell table:style-name="Tabla2.A2" office:value-type="string">
            <text:p text:style-name="P122">7</text:p>
          </table:table-cell>
          <table:table-cell table:style-name="Tabla2.B2" office:value-type="string">
            <text:p text:style-name="P124">4</text:p>
          </table:table-cell>
          <table:table-cell table:style-name="Tabla2.C8" office:value-type="string">
            <text:p text:style-name="P125">Capacitador Electrolítico 100uF 16V</text:p>
          </table:table-cell>
          <table:table-cell table:style-name="Tabla2.D2" office:value-type="string">
            <text:p text:style-name="P125">C4 C6 C7 C8</text:p>
          </table:table-cell>
        </table:table-row>
        <table:table-row table:style-name="Tabla2.1">
          <table:table-cell table:style-name="Tabla2.A1" office:value-type="string">
            <text:p text:style-name="P122">8</text:p>
          </table:table-cell>
          <table:table-cell table:style-name="Tabla2.B3" office:value-type="string">
            <text:p text:style-name="P124">3</text:p>
          </table:table-cell>
          <table:table-cell table:style-name="Tabla2.C9" office:value-type="string">
            <text:p text:style-name="P125">Diodos 1N4007</text:p>
          </table:table-cell>
          <table:table-cell table:style-name="Tabla2.B3" office:value-type="string">
            <text:p text:style-name="P125">D9 D12 D14</text:p>
          </table:table-cell>
        </table:table-row>
        <table:table-row table:style-name="Tabla2.1">
          <table:table-cell table:style-name="Tabla2.A2" office:value-type="string">
            <text:p text:style-name="P122">9</text:p>
          </table:table-cell>
          <table:table-cell table:style-name="Tabla2.B2" office:value-type="string">
            <text:p text:style-name="P124">11</text:p>
          </table:table-cell>
          <table:table-cell table:style-name="Tabla2.C10" office:value-type="string">
            <text:p text:style-name="P125">Leds difusos 5mm</text:p>
          </table:table-cell>
          <table:table-cell table:style-name="Tabla2.D2" office:value-type="string">
            <text:p text:style-name="P125">D1 D2 D3 D4 D5 D6 D7 D8 D10 D11 D12</text:p>
          </table:table-cell>
        </table:table-row>
        <table:table-row table:style-name="Tabla2.1">
          <table:table-cell table:style-name="Tabla2.A1" office:value-type="string">
            <text:p text:style-name="P122">10</text:p>
          </table:table-cell>
          <table:table-cell table:style-name="Tabla2.B3" office:value-type="string">
            <text:p text:style-name="P124">1</text:p>
          </table:table-cell>
          <table:table-cell table:style-name="Tabla2.C11" office:value-type="string">
            <text:p text:style-name="P125">Conector jack USB hembra tipo B</text:p>
          </table:table-cell>
          <table:table-cell table:style-name="Tabla2.B3" office:value-type="string">
            <text:p text:style-name="P125">J1</text:p>
          </table:table-cell>
        </table:table-row>
        <table:table-row table:style-name="Tabla2.1">
          <table:table-cell table:style-name="Tabla2.A2" office:value-type="string">
            <text:p text:style-name="P122">11</text:p>
          </table:table-cell>
          <table:table-cell table:style-name="Tabla2.B2" office:value-type="string">
            <text:p text:style-name="P124">1</text:p>
          </table:table-cell>
          <table:table-cell table:style-name="Tabla2.C12" office:value-type="string">
            <text:p text:style-name="P125">Push Button (soft touch) - Reset</text:p>
          </table:table-cell>
          <table:table-cell table:style-name="Tabla2.D2" office:value-type="string">
            <text:p text:style-name="P125">SW2</text:p>
          </table:table-cell>
        </table:table-row>
        <table:table-row table:style-name="Tabla2.1">
          <table:table-cell table:style-name="Tabla2.A1" office:value-type="string">
            <text:p text:style-name="P122">12</text:p>
          </table:table-cell>
          <table:table-cell table:style-name="Tabla2.B3" office:value-type="string">
            <text:p text:style-name="P124">1</text:p>
          </table:table-cell>
          <table:table-cell table:style-name="Tabla2.C13" office:value-type="string">
            <text:p text:style-name="P125">Regulador de Voltaje LM7805</text:p>
          </table:table-cell>
          <table:table-cell table:style-name="Tabla2.B3" office:value-type="string">
            <text:p text:style-name="P125">U4</text:p>
          </table:table-cell>
        </table:table-row>
        <table:table-row table:style-name="Tabla2.1">
          <table:table-cell table:style-name="Tabla2.A2" office:value-type="string">
            <text:p text:style-name="P122">13</text:p>
          </table:table-cell>
          <table:table-cell table:style-name="Tabla2.B2" office:value-type="string">
            <text:p text:style-name="P124">1</text:p>
          </table:table-cell>
          <table:table-cell table:style-name="Tabla2.C14" office:value-type="string">
            <text:p text:style-name="P125">Regulador de Voltaje 78L05</text:p>
          </table:table-cell>
          <table:table-cell table:style-name="Tabla2.D2" office:value-type="string">
            <text:p text:style-name="P125">U5</text:p>
          </table:table-cell>
        </table:table-row>
        <table:table-row table:style-name="Tabla2.1">
          <table:table-cell table:style-name="Tabla2.A1" office:value-type="string">
            <text:p text:style-name="P122">14</text:p>
          </table:table-cell>
          <table:table-cell table:style-name="Tabla2.B3" office:value-type="string">
            <text:p text:style-name="P124">7</text:p>
          </table:table-cell>
          <table:table-cell table:style-name="Tabla2.C15" office:value-type="string">
            <text:p text:style-name="P125">Borneras Dobles</text:p>
          </table:table-cell>
          <table:table-cell table:style-name="Tabla2.B3" office:value-type="string">
            <text:p text:style-name="P125">P8 P9 P10 P11 P12 P13 P14</text:p>
          </table:table-cell>
        </table:table-row>
        <text:soft-page-break/>
        <table:table-row table:style-name="Tabla2.1">
          <table:table-cell table:style-name="Tabla2.A2" office:value-type="string">
            <text:p text:style-name="P122">15</text:p>
          </table:table-cell>
          <table:table-cell table:style-name="Tabla2.B2" office:value-type="string">
            <text:p text:style-name="P124">1</text:p>
          </table:table-cell>
          <table:table-cell table:style-name="Tabla2.C16" office:value-type="string">
            <text:p text:style-name="P125">Zócalo de 20x2 Pines</text:p>
          </table:table-cell>
          <table:table-cell table:style-name="Tabla2.D2" office:value-type="string">
            <text:p text:style-name="P125">U2</text:p>
          </table:table-cell>
        </table:table-row>
        <table:table-row table:style-name="Tabla2.1">
          <table:table-cell table:style-name="Tabla2.A1" office:value-type="string">
            <text:p text:style-name="P122">16</text:p>
          </table:table-cell>
          <table:table-cell table:style-name="Tabla2.B3" office:value-type="string">
            <text:p text:style-name="P124">1</text:p>
          </table:table-cell>
          <table:table-cell table:style-name="Tabla2.C17" office:value-type="string">
            <text:p text:style-name="P125">Zócalo de 9x2 Pines</text:p>
          </table:table-cell>
          <table:table-cell table:style-name="Tabla2.B3" office:value-type="string">
            <text:p text:style-name="P125">P6</text:p>
          </table:table-cell>
        </table:table-row>
        <table:table-row table:style-name="Tabla2.1">
          <table:table-cell table:style-name="Tabla2.A2" office:value-type="string">
            <text:p text:style-name="P122">17</text:p>
          </table:table-cell>
          <table:table-cell table:style-name="Tabla2.B2" office:value-type="string">
            <text:p text:style-name="P124">1</text:p>
          </table:table-cell>
          <table:table-cell table:style-name="Tabla2.C18" office:value-type="string">
            <text:p text:style-name="P125">Zócalo de 20x2 Pines</text:p>
          </table:table-cell>
          <table:table-cell table:style-name="Tabla2.D2" office:value-type="string">
            <text:p text:style-name="P125">U3</text:p>
          </table:table-cell>
        </table:table-row>
        <table:table-row table:style-name="Tabla2.1">
          <table:table-cell table:style-name="Tabla2.A1" office:value-type="string">
            <text:p text:style-name="P122">18</text:p>
          </table:table-cell>
          <table:table-cell table:style-name="Tabla2.B3" office:value-type="string">
            <text:p text:style-name="P124">1</text:p>
          </table:table-cell>
          <table:table-cell table:style-name="Tabla2.C19" office:value-type="string">
            <text:p text:style-name="P125">Cristal de 20Mhz</text:p>
          </table:table-cell>
          <table:table-cell table:style-name="Tabla2.B3" office:value-type="string">
            <text:p text:style-name="P125">X1</text:p>
          </table:table-cell>
        </table:table-row>
        <table:table-row table:style-name="Tabla2.1">
          <table:table-cell table:style-name="Tabla2.A2" office:value-type="string">
            <text:p text:style-name="P122">19</text:p>
          </table:table-cell>
          <table:table-cell table:style-name="Tabla2.B2" office:value-type="string">
            <text:p text:style-name="P124">2</text:p>
          </table:table-cell>
          <table:table-cell table:style-name="Tabla2.C20" office:value-type="string">
            <text:p text:style-name="P140">Tiras de Pines Machos de 40 pines</text:p>
            <text:p text:style-name="P125">Total 47 pines</text:p>
          </table:table-cell>
          <table:table-cell table:style-name="Tabla2.D2" office:value-type="string">
            <text:p text:style-name="P140">Servos(3): K2 K3 K4 K5 K6;</text:p>
            <text:p text:style-name="P140">Selectores(3): SW1; SW33</text:p>
            <text:p text:style-name="P140">; K1; K8</text:p>
            <text:p text:style-name="P125">Sensores analógicos(8): P4; V; GND</text:p>
          </table:table-cell>
        </table:table-row>
        <table:table-row table:style-name="Tabla2.1">
          <table:table-cell table:style-name="Tabla2.A1" office:value-type="string">
            <text:p text:style-name="P122">20</text:p>
          </table:table-cell>
          <table:table-cell table:style-name="Tabla2.B3" office:value-type="string">
            <text:p text:style-name="P126">1</text:p>
          </table:table-cell>
          <table:table-cell table:style-name="Tabla2.C21" office:value-type="string">
            <text:p text:style-name="P140">Tiras de sockets hembras de 40 pines</text:p>
            <text:p text:style-name="P125">Total 26 pines</text:p>
          </table:table-cell>
          <table:table-cell table:style-name="Tabla2.B3" office:value-type="string">
            <text:p text:style-name="P140">Salida UNL2803 (8): P1; P7</text:p>
            <text:p text:style-name="P140">(4) P5</text:p>
            <text:p text:style-name="P125">(2) P15; P16; P17; P18</text:p>
          </table:table-cell>
        </table:table-row>
        <table:table-row table:style-name="Tabla2.1">
          <table:table-cell table:style-name="Tabla2.A2" office:value-type="string">
            <text:p text:style-name="P122">21</text:p>
          </table:table-cell>
          <table:table-cell table:style-name="Tabla2.B2" office:value-type="string">
            <text:p text:style-name="P126">1</text:p>
          </table:table-cell>
          <table:table-cell table:style-name="Tabla2.C22" office:value-type="string">
            <text:p text:style-name="P125">Driver L293D (Puente H)</text:p>
          </table:table-cell>
          <table:table-cell table:style-name="Tabla2.D2" office:value-type="string">
            <text:p text:style-name="P125">U3</text:p>
          </table:table-cell>
        </table:table-row>
        <table:table-row table:style-name="Tabla2.1">
          <table:table-cell table:style-name="Tabla2.A1" office:value-type="string">
            <text:p text:style-name="P122">22</text:p>
          </table:table-cell>
          <table:table-cell table:style-name="Tabla2.B3" office:value-type="string">
            <text:p text:style-name="P126">1</text:p>
          </table:table-cell>
          <table:table-cell table:style-name="Tabla2.C23" office:value-type="string">
            <text:p text:style-name="P125">Integrado UNL2803</text:p>
          </table:table-cell>
          <table:table-cell table:style-name="Tabla2.B3" office:value-type="string">
            <text:p text:style-name="P125">P6</text:p>
          </table:table-cell>
        </table:table-row>
        <table:table-row table:style-name="Tabla2.1">
          <table:table-cell table:style-name="Tabla2.A2" office:value-type="string">
            <text:p text:style-name="P122">23</text:p>
          </table:table-cell>
          <table:table-cell table:style-name="Tabla2.B24" office:value-type="string">
            <text:p text:style-name="P126">1</text:p>
          </table:table-cell>
          <table:table-cell table:style-name="Tabla2.C24" office:value-type="string">
            <text:p text:style-name="P125">Microcontrolador PIC 18F4550</text:p>
          </table:table-cell>
          <table:table-cell table:style-name="Tabla2.D2" office:value-type="string">
            <text:p text:style-name="P125">U2</text:p>
          </table:table-cell>
        </table:table-row>
        <table:table-row table:style-name="Tabla2.1">
          <table:table-cell table:style-name="Tabla2.A1" office:value-type="string">
            <text:p text:style-name="P122">24</text:p>
          </table:table-cell>
          <table:table-cell table:style-name="Tabla2.B3" office:value-type="string">
            <text:p text:style-name="P126">4</text:p>
          </table:table-cell>
          <table:table-cell table:style-name="Tabla2.C25" office:value-type="string">
            <text:p text:style-name="P125">Jumper</text:p>
          </table:table-cell>
          <table:table-cell table:style-name="Tabla2.B3" office:value-type="string">
            <text:p text:style-name="P127">SW1 SW3 K1 K8</text:p>
          </table:table-cell>
        </table:table-row>
      </table:table>
      <text:p text:style-name="P61"/>
      <text:p text:style-name="P61"/>
      <text:p text:style-name="P50">Partes de la Placa</text:p>
      <text:p text:style-name="P50"/>
      <text:p text:style-name="P50"/>
      <text:p text:style-name="P50"/>
      <text:p text:style-name="P50"/>
      <text:p text:style-name="P50"/>
      <text:p text:style-name="P50"/>
      <text:p text:style-name="P50"/>
      <text:p text:style-name="P50"/>
      <text:p text:style-name="P50"/>
      <text:p text:style-name="P25"/>
      <text:p text:style-name="P102">Homologacion de componentes</text:p>
      <text:p text:style-name="P83"/>
      <text:p text:style-name="P84">Sensores </text:p>
      <text:p text:style-name="P84"><text:tab/></text:p>
      <text:p text:style-name="P84"><text:tab/>sensores analogicos</text:p>
      <text:p text:style-name="P84"/>
      <text:p text:style-name="P84"><text:tab/>Sesores digitales</text:p>
      <text:p text:style-name="P84"/>
      <text:p text:style-name="P84">Motores </text:p>
      <text:p text:style-name="P84">Servomotores</text:p>
      <text:p text:style-name="P84">Baterias </text:p>
      <text:p text:style-name="P84">Cable USB</text:p>
      <text:p text:style-name="P84"/>
      <text:p text:style-name="P104"><text:span text:style-name="T54">Ensamblaje</text:span> de la placa</text:p>
      <text:p text:style-name="P85"/>
      <text:p text:style-name="P86">Paso 1: <text:span text:style-name="T54">Resistencias</text:span></text:p>
      <text:p text:style-name="P96">Doblar las terminales de la resistencia de manera que se vea a como lo muestra la siguiente imagen.</text:p>
      <text:p text:style-name="P87"><text:span text:style-name="T18">a) Para las resistencia de 470 ohm, colocarlas en los orificios que aparecen señalados en la placa como: </text:span><text:soft-page-break/><text:span text:style-name="T18">R1,R2,R3,R4,R5,R6,R8,R9,R12,R17 </text:span></text:p>
      <text:p text:style-name="P87"><text:span text:style-name="T18">-</text:span><text:span text:style-name="T25"> soldar con estaño</text:span></text:p>
      <text:p text:style-name="P97">-Cortar el exeso de material de la terminal.</text:p>
      <text:p text:style-name="P98"/>
      <text:p text:style-name="P97">b) Resistencia de 10kohm, doblar la resistencia e introducirla en los orificios que aparecen señalados en la placa como: R11,R13,R14,R15,R16.</text:p>
      <text:p text:style-name="P97">-Soldar con estaño</text:p>
      <text:p text:style-name="P97">-cortar el exceso de material de la terminal.</text:p>
      <text:p text:style-name="P86"><text:s/></text:p>
      <text:p text:style-name="P86"><text:span text:style-name="T54">Paso 2: Puentes Metalicos</text:span> </text:p>
      <text:p text:style-name="P94">Doblar los puentes</text:p>
      <text:p text:style-name="P94">colocar en el lugar señala en la siguiente imagen.</text:p>
      <text:p text:style-name="P94">Soldar con estaño</text:p>
      <text:p text:style-name="P94">recortar el exceso de material</text:p>
      <text:p text:style-name="P94"/>
      <text:p text:style-name="P94">Nota: Los puentes metalicos son pequeños trozos de alambres metalicos, se pueden obtener del sobrante de termanales cortadas en las resistencias.</text:p>
      <text:p text:style-name="P94"/>
      <text:p text:style-name="P89">Paso 3: Diodos</text:p>
      <text:p text:style-name="P89"/>
      <text:p text:style-name="P94">Doblar las terminales de los diodos, ubicarlos en la posicion D9,D12,D14</text:p>
      <text:p text:style-name="P94">Para colocar correctamente los diodos solo debemos observar cuidadosamente la <text:s/>señal que muestra la placa y hacerla coincidir con la del diodo(linea color gris) a como lo muestra la imagen.</text:p>
      <text:p text:style-name="P94">Soldar con estaño</text:p>
      <text:p text:style-name="P94">cortar el exceso de material de la terminal.</text:p>
      <text:p text:style-name="P94"><text:s/></text:p>
      <text:p text:style-name="P88">Paso 4: Capacitores Ceramicos</text:p>
      <text:p text:style-name="P88"/>
      <text:p text:style-name="P88">capacitores 0.1uf</text:p>
      <text:p text:style-name="P94">colocar en la posicion que muestra la placa como: C9,C10,C11,C12, C13</text:p>
      <text:p text:style-name="P94">Soldar con estaño</text:p>
      <text:p text:style-name="P94">recortar el exceso de material</text:p>
      <text:p text:style-name="P94"/>
      <text:p text:style-name="P94">nota: los capacitores C12 y C13 van dentro de los sockets u3 y P6. <text:span text:style-name="T55">Pueden colocarse unos de menor tamaño o no instalarse.</text:span></text:p>
      <text:p text:style-name="P94"/>
      <text:p text:style-name="P93">Capacitores de 22pf</text:p>
      <text:p text:style-name="P95">colocar en la posicion que muestra la placa como: C<text:span text:style-name="T55">2 y C3</text:span></text:p>
      <text:p text:style-name="P95">Soldar con estaño</text:p>
      <text:p text:style-name="P95">recortar el exceso de material</text:p>
      <text:p text:style-name="P95"/>
      <text:p text:style-name="P93">Capacitores de 220nf</text:p>
      <text:p text:style-name="P95">colocar en la posicion que muestra la placa como: C<text:span text:style-name="T55">1</text:span></text:p>
      <text:p text:style-name="P95">Soldar con estaño</text:p>
      <text:p text:style-name="P95">recortar el exceso de material</text:p>
      <text:p text:style-name="P95"/>
      <text:p text:style-name="P90">Paso 5: Zocalos</text:p>
      <text:p text:style-name="P99"/>
      <text:p text:style-name="P62"><text:span text:style-name="T16">Realizar pasos para: Zócalo de 20x2 Pines (U2), Zócalo de 20x2 Pines (U3)y <text:s/>Zócalo de <text:s/>9x2 Pines </text:span><text:soft-page-break/><text:span text:style-name="T16">(P6)</text:span></text:p>
      <text:list xml:id="list1471948423605938541" text:style-name="WWNum13">
        <text:list-header>
          <text:p text:style-name="P163"><text:span text:style-name="T57">a-</text:span><text:span text:style-name="T56">Colocar el zócalo a la placa, de manera que coincida la muesca del zócalo con la seña de la placa correspondiente para cada zócalo.*</text:span></text:p>
          <text:p text:style-name="P165">b-No es necesario cortar los pines, pasar directamente a la soldadura. La soldadura debe cubrir perfectamente el pin sin tocar otras soldaduras. Realizar soldadura para todos los pines del zócalo procurando que estos no se toquen entre sí.</text:p>
        </text:list-header>
      </text:list>
      <text:p text:style-name="P94"/>
      <text:p text:style-name="P128">*Nota: la seña que esta dibujada en la placa de manera rectangular es el indicador de cómo debe colocarse <text:s/>correctamente el zócalo.</text:p>
      <text:p text:style-name="P128">Si los pines no encajan correctamente no forzar su entrada, se recomienda levantar el zócalo y volverlo a colocar, si es posible ayudarse con un desarmado mara colocar los pines desalineados.</text:p>
      <text:p text:style-name="P128"/>
      <text:p text:style-name="P51"><text:span text:style-name="T56">Paso 6: </text:span><text:span text:style-name="T59">Pines</text:span></text:p>
      <text:p text:style-name="P146"/>
      <text:p text:style-name="P52"><text:span text:style-name="T59">Pines H</text:span><text:span text:style-name="T56">embras UNL2803 <text:s/></text:span></text:p>
      <text:p text:style-name="P52"><text:span text:style-name="T58"><text:tab/>Posicion :</text:span><text:span text:style-name="T56">P1y P7</text:span></text:p>
      <text:p text:style-name="P147">Los socket hembras posiblemente no estén en la cantidad indicada, para ello deberás contar cada pin y quebrar con cuidado el socket hasta que sean 8 pines juntos.</text:p>
      <text:list xml:id="list5812616747050910831" text:style-name="WWNum15">
        <text:list-item>
          <text:p text:style-name="P162">Colocar los 8 pines cortados anteriormente en la fila de pines de P1</text:p>
        </text:list-item>
        <text:list-item>
          <text:p text:style-name="P162">Soldar los pines </text:p>
          <text:list>
            <text:list-item>
              <text:list>
                <text:list-item>
                  <text:list>
                    <text:list-item>
                      <text:list>
                        <text:list-header>
                          <text:p text:style-name="P164"><text:span text:style-name="T58"><text:s text:c="6"/>c) </text:span><text:span text:style-name="T56">Repetir los pasos para los pines de P7</text:span></text:p>
                        </text:list-header>
                      </text:list>
                    </text:list-item>
                  </text:list>
                </text:list-item>
              </text:list>
            </text:list-item>
          </text:list>
        </text:list-item>
      </text:list>
      <text:p text:style-name="P166"><text:tab/><text:tab/></text:p>
      <text:p text:style-name="P129"><text:span text:style-name="T56"><text:tab/></text:span><text:span text:style-name="T17">Posicion : P5</text:span></text:p>
      <text:p text:style-name="P167">Cortar 4 pines y colocarlos en P5, realizar paso b</text:p>
      <text:p text:style-name="P167"/>
      <text:p text:style-name="P171"><text:tab/>Posicion : P15,P16,P17 y P18</text:p>
      <text:p text:style-name="P168">Cortar 2 pines para cada posicion, realizar paso b.</text:p>
      <text:p text:style-name="P168"/>
      <text:p text:style-name="P168"/>
      <text:p text:style-name="P131"><text:span text:style-name="T56"><text:s/></text:span><text:span text:style-name="T59">Pines Machos</text:span></text:p>
      <text:p text:style-name="P169">Cortar colocar 3 pines a cada posicion : K1,K2,K3, K4,K5,K6,K8 </text:p>
      <text:p text:style-name="P169">Soldar los pines con estaño</text:p>
      <text:p text:style-name="P169"/>
      <text:p text:style-name="P172">Paso 7: Transistores</text:p>
      <text:p text:style-name="P172"/>
      <text:p text:style-name="P172">1. LM7805</text:p>
      <text:p text:style-name="P169">-<text:tab/>colocar los 3 terminales en los orificios correspondiente en U4</text:p>
      <text:p text:style-name="P169">-<text:tab/>Doblarlo (a como lo muestra la imagen)</text:p>
      <text:p text:style-name="P169">-<text:tab/>Soldarlo</text:p>
      <text:p text:style-name="P169"/>
      <text:p text:style-name="P172">2. 78L05</text:p>
      <text:p text:style-name="P172"/>
      <text:p text:style-name="P130"><text:span text:style-name="T56">Colocar los3 terminales </text:span><text:span text:style-name="T60">en la posicion U5 según como lo muestra figura</text:span></text:p>
      <text:p text:style-name="P170">soladar.</text:p>
      <text:p text:style-name="P170"/>
      <text:p text:style-name="P173">Paso 8: Conector Jack USB hembra tipo B</text:p>
      <text:p text:style-name="P91"><text:span text:style-name="T26">Agregar a la placa de manera que la conexión USB que descubierta, contiene 4 pines, colocar con </text:span><text:soft-page-break/><text:span text:style-name="T26">cuidado y luego soldarlo. Las soldaduras deben verse individual para cada pin, esto quiere decir que ninguna soldadura debe tocarse entre sí. </text:span><text:span text:style-name="T63">Ver imagen</text:span></text:p>
      <text:p text:style-name="P149"/>
      <text:p text:style-name="P150">Paso 9: Interruptores</text:p>
      <text:p text:style-name="P148">El primer interruptor soft touch lo ubicamos en la posición SW2, soldamos cada uno de los pines que contiene.</text:p>
      <text:p text:style-name="P148"/>
      <text:p text:style-name="P154">Colocar el otro interruptor en SW1-SW3, prestar atención a la dirección de la flecha que posee el interruptor la cual indica cómo debe colocarse. Soldar. </text:p>
      <text:p text:style-name="P157"/>
      <text:p text:style-name="P105"><text:bookmark-start text:name="_Toc457303434"/><text:span text:style-name="T65">Paso 1</text:span><text:span text:style-name="T66">0</text:span><text:span text:style-name="T65">: Borneras</text:span><text:bookmark-end text:name="_Toc457303434"/></text:p>
      <text:p text:style-name="P106"><text:span text:style-name="T56">Colocar las borneras en la placa en las posiciones P8, P9, P10, P11, P12, P13 y <text:s/>P14, de manera los orificios de la entradas/salidas queden por la parte de afuera de la placa. </text:span><text:span text:style-name="T61">Soldar.</text:span></text:p>
      <text:p text:style-name="P155"/>
      <text:p text:style-name="P92"><text:span text:style-name="T61">P</text:span><text:span text:style-name="T56">aso 11: Capacitores Electroliticos</text:span></text:p>
      <text:p text:style-name="P151">Capacitores de 100uf 16 V</text:p>
      <text:p text:style-name="P155">Se colocan en las posiciones C4,C6,C7.</text:p>
      <text:p text:style-name="P155">Realizar soldadura, de ser necesario cortar las terminales para que la soldadura quede al ras de la placa.</text:p>
      <text:p text:style-name="P155"/>
      <text:p text:style-name="P151">Capacitores de 10 uf 16V</text:p>
      <text:p text:style-name="P155">Es un capacitor normalmente de color oscuro, se coloca en la posicion C5. Realizar soldadura.</text:p>
      <text:p text:style-name="P155"/>
      <text:p text:style-name="P151">Paso 12: Leds</text:p>
      <text:p text:style-name="P151"/>
      <text:p text:style-name="P156"><text:span text:style-name="T56">Los LEDs que utilizaremos en las posiciones: D1, D2, D3, D4, D5, D6, D7, D8, D10, D11 y <text:s/>D12 deben coincidir con el + y - de cada pin que posee el LED. Podemos observar que el LED posee un pin más largo que el otro, el pin largo es considerado como + (ánodo) y el corto como - <text:s/>(cátodo), ver en la </text:span><text:span text:style-name="T64">imagen </text:span><text:span text:style-name="T56"><text:s/>la forma de colocarlos.</text:span></text:p>
      <text:p text:style-name="P156"><text:span text:style-name="T56"/></text:p>
      <text:p text:style-name="P158"><text:span text:style-name="T56">Conexion a Icaro</text:span></text:p>
      <text:p text:style-name="P158"><text:span text:style-name="T56"/></text:p>
      <text:p text:style-name="P152"><text:span text:style-name="T56">Concepto de terminal :</text:span><text:span text:style-name="T26"> </text:span><text:span text:style-name="T27">es una herramienta que hace posible interactuar directamente con el sistema operativo atraves de ordenes o comandos que se ejecutan inmediatamente.</text:span></text:p>
      <text:p text:style-name="P152"><text:span text:style-name="T27"/></text:p>
      <text:p text:style-name="P153"><text:span text:style-name="T62">C</text:span><text:span text:style-name="T56">omandos:</text:span><text:span text:style-name="T26"> <text:s/>es un orden o instrucción que el usuario proporciona al sistema desde una terminal.</text:span></text:p>
      <text:p text:style-name="P153"><text:span text:style-name="T26"/></text:p>
      <text:p text:style-name="P153"><text:span text:style-name="T56">Comandos basicos</text:span></text:p>
      <text:p text:style-name="P153"><text:span text:style-name="T56"/></text:p>
      <table:table table:name="Tabla3" table:style-name="Tabla3">
        <table:table-column table:style-name="Tabla3.A" table:number-columns-repeated="2"/>
        <table:table-row>
          <table:table-cell table:style-name="Tabla3.A1" office:value-type="string">
            <text:p text:style-name="P175">Comando</text:p>
          </table:table-cell>
          <table:table-cell table:style-name="Tabla3.B1" office:value-type="string">
            <text:p text:style-name="P175">descripcion</text:p>
          </table:table-cell>
        </table:table-row>
        <table:table-row>
          <table:table-cell table:style-name="Tabla3.A2" office:value-type="string">
            <text:p text:style-name="P175">Su</text:p>
          </table:table-cell>
          <table:table-cell table:style-name="Tabla3.B2" office:value-type="string">
            <text:p text:style-name="P174"/>
          </table:table-cell>
        </table:table-row>
        <table:table-row>
          <table:table-cell table:style-name="Tabla3.A2" office:value-type="string">
            <text:p text:style-name="P177">Cat</text:p>
          </table:table-cell>
          <table:table-cell table:style-name="Tabla3.B2" office:value-type="string">
            <text:p text:style-name="P174">permite visualizar el contenido de un archivo de texto sin la necesidad de un editor</text:p>
          </table:table-cell>
        </table:table-row>
        <table:table-row>
          <table:table-cell table:style-name="Tabla3.A2" office:value-type="string">
            <text:p text:style-name="P176">Ls</text:p>
          </table:table-cell>
          <table:table-cell table:style-name="Tabla3.B2" office:value-type="string">
            <text:p text:style-name="P174">permite listar el contenido de un directorio</text:p>
          </table:table-cell>
        </table:table-row>
        <table:table-row>
          <table:table-cell table:style-name="Tabla3.A2" office:value-type="string">
            <text:p text:style-name="P176">Cd</text:p>
          </table:table-cell>
          <table:table-cell table:style-name="Tabla3.B2" office:value-type="string">
            <text:p text:style-name="P176">Permite entrar a una ruta</text:p>
          </table:table-cell>
        </table:table-row>
        <table:table-row>
          <table:table-cell table:style-name="Tabla3.A2" office:value-type="string">
            <text:p text:style-name="P176">Cd ..</text:p>
          </table:table-cell>
          <table:table-cell table:style-name="Tabla3.B2" office:value-type="string">
            <text:p text:style-name="P176">Permite salir de una ruta</text:p>
          </table:table-cell>
        </table:table-row>
        <text:soft-page-break/>
        <table:table-row>
          <table:table-cell table:style-name="Tabla3.A2" office:value-type="string">
            <text:p text:style-name="P176">Touch</text:p>
          </table:table-cell>
          <table:table-cell table:style-name="Tabla3.B2" office:value-type="string">
            <text:p text:style-name="P176">Crea un archivo vacio,tambien permite actualizar archivo existente.</text:p>
          </table:table-cell>
        </table:table-row>
        <table:table-row>
          <table:table-cell table:style-name="Tabla3.A2" office:value-type="string">
            <text:p text:style-name="P176">Mkdir</text:p>
          </table:table-cell>
          <table:table-cell table:style-name="Tabla3.B2" office:value-type="string">
            <text:p text:style-name="P176">Crea un directorio </text:p>
          </table:table-cell>
        </table:table-row>
      </table:table>
      <text:p text:style-name="P153"><text:span text:style-name="T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5:35.547890842</meta:creation-date>
    <dc:date>2016-10-06T15:54:13.107267240</dc:date>
    <meta:editing-duration>PT13H25M8S</meta:editing-duration>
    <meta:editing-cycles>40</meta:editing-cycles>
    <meta:generator>LibreOffice/4.4.7.2$Linux_X86_64 LibreOffice_project/40$Build-2</meta:generator>
    <dc:creator>fundacion </dc:creator>
    <meta:document-statistic meta:table-count="3" meta:image-count="0" meta:object-count="0" meta:page-count="13" meta:paragraph-count="359" meta:word-count="3779" meta:character-count="22739" meta:non-whitespace-character-count="19231"/>
  </office:meta>
</office:document-meta>
</file>